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mall15" style:family="table">
      <style:table-properties style:width="6.925in" table:align="margins"/>
    </style:style>
    <style:style style:name="small15.A" style:family="table-column">
      <style:table-column-properties style:column-width="2.3083in" style:rel-column-width="21845*"/>
    </style:style>
    <style:style style:name="small15.C" style:family="table-column">
      <style:table-column-properties style:column-width="2.3083in" style:rel-column-width="21844*"/>
    </style:style>
    <style:style style:name="small15.A1" style:family="table-cell">
      <style:table-cell-properties fo:padding="0.0382in" fo:border-left="0.05pt solid #000000" fo:border-right="none" fo:border-top="0.05pt solid #000000" fo:border-bottom="0.05pt solid #000000"/>
    </style:style>
    <style:style style:name="small15.C1" style:family="table-cell">
      <style:table-cell-properties fo:padding="0.0382in" fo:border="0.05pt solid #000000"/>
    </style:style>
    <style:style style:name="small15.A2" style:family="table-cell">
      <style:table-cell-properties fo:padding="0.0382in" fo:border-left="0.05pt solid #000000" fo:border-right="none" fo:border-top="none" fo:border-bottom="0.05pt solid #000000"/>
    </style:style>
    <style:style style:name="small15.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C" style:family="table-column">
      <style:table-column-properties style:column-width="2.3083in" style:rel-column-width="2184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C" style:family="table-column">
      <style:table-column-properties style:column-width="2.3083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C" style:family="table-column">
      <style:table-column-properties style:column-width="2.3083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C" style:family="table-column">
      <style:table-column-properties style:column-width="2.3083in" style:rel-column-width="21844*"/>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C" style:family="table-column">
      <style:table-column-properties style:column-width="2.3083in" style:rel-column-width="21844*"/>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5a520"/>
    </style:style>
    <style:style style:name="P2" style:family="paragraph" style:parent-style-name="Standard">
      <style:text-properties fo:font-size="14pt" fo:font-weight="bold" officeooo:rsid="00173593" officeooo:paragraph-rsid="00173593" style:font-size-asian="14pt" style:font-weight-asian="bold" style:font-size-complex="14pt" style:font-weight-complex="bold"/>
    </style:style>
    <style:style style:name="P3" style:family="paragraph" style:parent-style-name="Standard">
      <style:paragraph-properties fo:line-height="200%"/>
      <style:text-properties fo:font-size="14pt" officeooo:rsid="002e53f7" officeooo:paragraph-rsid="002e53f7" style:font-size-asian="14pt" style:font-size-complex="14pt"/>
    </style:style>
    <style:style style:name="P4" style:family="paragraph" style:parent-style-name="Standard">
      <style:paragraph-properties fo:line-height="200%"/>
      <style:text-properties fo:font-size="14pt" officeooo:paragraph-rsid="00235b34" style:font-size-asian="14pt" style:font-size-complex="14pt"/>
    </style:style>
    <style:style style:name="P5" style:family="paragraph" style:parent-style-name="Standard">
      <style:text-properties fo:font-size="12pt" fo:font-style="italic" fo:font-weight="normal" officeooo:rsid="0017b94b" officeooo:paragraph-rsid="001c1585" style:font-size-asian="10.5pt" style:font-style-asian="italic" style:font-weight-asian="normal" style:font-size-complex="12pt" style:font-style-complex="italic" style:font-weight-complex="normal"/>
    </style:style>
    <style:style style:name="P6" style:family="paragraph" style:parent-style-name="Standard">
      <style:text-properties fo:font-size="12pt" fo:font-style="italic" fo:font-weight="normal" officeooo:rsid="001877bb" officeooo:paragraph-rsid="001877bb" style:font-size-asian="10.5pt" style:font-style-asian="italic" style:font-weight-asian="normal" style:font-size-complex="12pt" style:font-style-complex="italic" style:font-weight-complex="normal"/>
    </style:style>
    <style:style style:name="P7" style:family="paragraph" style:parent-style-name="Standard">
      <style:text-properties fo:font-size="12pt" fo:font-style="italic" fo:font-weight="normal" officeooo:rsid="00190500" officeooo:paragraph-rsid="00190500" style:font-size-asian="10.5pt" style:font-style-asian="italic" style:font-weight-asian="normal" style:font-size-complex="12pt" style:font-style-complex="italic" style:font-weight-complex="normal"/>
    </style:style>
    <style:style style:name="P8" style:family="paragraph" style:parent-style-name="Standard">
      <style:text-properties fo:font-size="12pt" fo:font-style="italic" fo:font-weight="normal" officeooo:rsid="001c1585" officeooo:paragraph-rsid="001c1585" style:font-size-asian="10.5pt" style:font-style-asian="italic" style:font-weight-asian="normal" style:font-size-complex="12pt" style:font-style-complex="italic" style:font-weight-complex="normal"/>
    </style:style>
    <style:style style:name="P9" style:family="paragraph" style:parent-style-name="Standard">
      <style:text-properties fo:font-size="12pt" fo:font-style="italic" fo:font-weight="bold" officeooo:rsid="001877bb" officeooo:paragraph-rsid="001877bb" style:font-size-asian="10.5pt" style:font-style-asian="italic" style:font-weight-asian="bold" style:font-size-complex="12pt" style:font-style-complex="italic" style:font-weight-complex="bold"/>
    </style:style>
    <style:style style:name="P10" style:family="paragraph" style:parent-style-name="Standard">
      <style:text-properties fo:font-size="8pt" fo:font-style="italic" fo:font-weight="normal" officeooo:rsid="00190500" officeooo:paragraph-rsid="00190500" style:font-size-asian="8pt" style:font-style-asian="italic" style:font-weight-asian="normal" style:font-size-complex="8pt" style:font-style-complex="italic" style:font-weight-complex="normal"/>
    </style:style>
    <style:style style:name="P11" style:family="paragraph" style:parent-style-name="Standard">
      <style:text-properties officeooo:rsid="001919b8" officeooo:paragraph-rsid="001919b8"/>
    </style:style>
    <style:style style:name="P12" style:family="paragraph" style:parent-style-name="Standard">
      <style:text-properties officeooo:rsid="00198bb9" officeooo:paragraph-rsid="00198bb9"/>
    </style:style>
    <style:style style:name="P13" style:family="paragraph" style:parent-style-name="Standard">
      <style:paragraph-properties fo:line-height="200%"/>
      <style:text-properties officeooo:rsid="002e53f7" officeooo:paragraph-rsid="002e53f7"/>
    </style:style>
    <style:style style:name="P14" style:family="paragraph" style:parent-style-name="Standard">
      <style:paragraph-properties fo:line-height="200%"/>
      <style:text-properties officeooo:paragraph-rsid="00235b34"/>
    </style:style>
    <style:style style:name="P15" style:family="paragraph" style:parent-style-name="Standard" style:master-page-name="">
      <style:paragraph-properties fo:line-height="200%" style:page-number="auto"/>
      <style:text-properties officeooo:paragraph-rsid="00235b34"/>
    </style:style>
    <style:style style:name="P16" style:family="paragraph" style:parent-style-name="Standard" style:master-page-name="MP0">
      <style:paragraph-properties style:page-number="auto" fo:break-before="page"/>
      <style:text-properties officeooo:paragraph-rsid="0015a520"/>
    </style:style>
    <style:style style:name="P17" style:family="paragraph" style:parent-style-name="Standard" style:list-style-name="L1">
      <style:text-properties officeooo:rsid="00198bb9" officeooo:paragraph-rsid="00198bb9"/>
    </style:style>
    <style:style style:name="P18" style:family="paragraph" style:parent-style-name="Standard" style:list-style-name="L2">
      <style:text-properties fo:font-size="12pt" fo:font-style="italic" fo:font-weight="normal" officeooo:rsid="001c1585" officeooo:paragraph-rsid="001c1585" style:font-size-asian="10.5pt" style:font-style-asian="italic" style:font-weight-asian="normal" style:font-size-complex="12pt" style:font-style-complex="italic" style:font-weight-complex="normal"/>
    </style:style>
    <style:style style:name="P19" style:family="paragraph" style:parent-style-name="Standard" style:list-style-name="L2">
      <style:text-properties fo:font-size="12pt" fo:font-style="italic" fo:font-weight="normal" officeooo:rsid="001c1585" officeooo:paragraph-rsid="001fbebd" style:font-size-asian="10.5pt" style:font-style-asian="italic" style:font-weight-asian="normal" style:font-size-complex="12pt" style:font-style-complex="italic" style:font-weight-complex="normal"/>
    </style:style>
    <style:style style:name="P20" style:family="paragraph" style:parent-style-name="Standard" style:list-style-name="L2">
      <style:text-properties fo:font-size="12pt" fo:font-style="italic" fo:font-weight="normal" officeooo:rsid="001c1585" officeooo:paragraph-rsid="004dec99" style:font-size-asian="10.5pt" style:font-style-asian="italic" style:font-weight-asian="normal" style:font-size-complex="12pt" style:font-style-complex="italic" style:font-weight-complex="normal"/>
    </style:style>
    <style:style style:name="P21" style:family="paragraph" style:parent-style-name="Standard">
      <style:text-properties fo:font-size="12pt" fo:font-style="italic" fo:font-weight="normal" officeooo:rsid="001c1585" officeooo:paragraph-rsid="001c1585" style:font-size-asian="10.5pt" style:font-style-asian="italic" style:font-weight-asian="normal" style:font-size-complex="12pt" style:font-style-complex="italic" style:font-weight-complex="normal"/>
    </style:style>
    <style:style style:name="P22" style:family="paragraph" style:parent-style-name="Standard" style:list-style-name="L2">
      <style:text-properties fo:font-size="12pt" fo:font-style="italic" fo:font-weight="normal" officeooo:rsid="00206e33" officeooo:paragraph-rsid="00206e33" style:font-size-asian="10.5pt" style:font-style-asian="italic" style:font-weight-asian="normal" style:font-size-complex="12pt" style:font-style-complex="italic" style:font-weight-complex="normal"/>
    </style:style>
    <style:style style:name="P23" style:family="paragraph" style:parent-style-name="Standard" style:list-style-name="L2">
      <style:text-properties fo:font-size="12pt" fo:font-style="italic" fo:font-weight="normal" officeooo:rsid="004c8896" officeooo:paragraph-rsid="004f214c" style:font-size-asian="10.5pt" style:font-style-asian="italic" style:font-weight-asian="normal" style:font-size-complex="12pt" style:font-style-complex="italic" style:font-weight-complex="normal"/>
    </style:style>
    <style:style style:name="P24" style:family="paragraph" style:parent-style-name="Standard">
      <style:paragraph-properties fo:line-height="200%"/>
      <style:text-properties fo:font-style="italic" style:text-underline-style="solid" style:text-underline-width="auto" style:text-underline-color="font-color" officeooo:rsid="00235b34" officeooo:paragraph-rsid="00235b34" style:font-style-asian="italic" style:font-style-complex="italic"/>
    </style:style>
    <style:style style:name="P25" style:family="paragraph" style:parent-style-name="Standard">
      <style:paragraph-properties fo:line-height="200%"/>
      <style:text-properties officeooo:paragraph-rsid="004fe697"/>
    </style:style>
    <style:style style:name="P26" style:family="paragraph" style:parent-style-name="Standard">
      <style:paragraph-properties fo:line-height="200%"/>
      <style:text-properties officeooo:paragraph-rsid="002e53f7"/>
    </style:style>
    <style:style style:name="P27" style:family="paragraph" style:parent-style-name="Standard">
      <style:paragraph-properties fo:line-height="200%"/>
      <style:text-properties officeooo:paragraph-rsid="005b92b3"/>
    </style:style>
    <style:style style:name="P28" style:family="paragraph" style:parent-style-name="Standard">
      <style:paragraph-properties fo:line-height="200%"/>
      <style:text-properties officeooo:paragraph-rsid="005deb96"/>
    </style:style>
    <style:style style:name="P29" style:family="paragraph" style:parent-style-name="Standard">
      <style:paragraph-properties fo:line-height="200%"/>
      <style:text-properties officeooo:paragraph-rsid="0066cbf4"/>
    </style:style>
    <style:style style:name="P30" style:family="paragraph" style:parent-style-name="Standard">
      <style:paragraph-properties fo:line-height="200%"/>
      <style:text-properties officeooo:paragraph-rsid="0068b763"/>
    </style:style>
    <style:style style:name="P31" style:family="paragraph" style:parent-style-name="Table_20_Contents">
      <style:text-properties officeooo:rsid="0055852e" officeooo:paragraph-rsid="0055852e"/>
    </style:style>
    <style:style style:name="P32" style:family="paragraph" style:parent-style-name="Table_20_Contents">
      <style:text-properties officeooo:rsid="0055852e" officeooo:paragraph-rsid="005b92b3"/>
    </style:style>
    <style:style style:name="P33" style:family="paragraph" style:parent-style-name="Table_20_Contents">
      <style:text-properties officeooo:rsid="0055852e" officeooo:paragraph-rsid="005deb96"/>
    </style:style>
    <style:style style:name="P34" style:family="paragraph" style:parent-style-name="Table_20_Contents">
      <style:text-properties officeooo:rsid="0055852e" officeooo:paragraph-rsid="0066cbf4"/>
    </style:style>
    <style:style style:name="P35" style:family="paragraph" style:parent-style-name="Table_20_Contents">
      <style:text-properties officeooo:rsid="0058f2d2" officeooo:paragraph-rsid="0058f2d2"/>
    </style:style>
    <style:style style:name="P36" style:family="paragraph" style:parent-style-name="Table_20_Contents">
      <style:text-properties officeooo:rsid="0058f2d2" officeooo:paragraph-rsid="005b92b3"/>
    </style:style>
    <style:style style:name="P37" style:family="paragraph" style:parent-style-name="Table_20_Contents">
      <style:text-properties officeooo:rsid="0058f2d2" officeooo:paragraph-rsid="005deb96"/>
    </style:style>
    <style:style style:name="P38" style:family="paragraph" style:parent-style-name="Table_20_Contents">
      <style:text-properties officeooo:rsid="0058f2d2" officeooo:paragraph-rsid="0066cbf4"/>
    </style:style>
    <style:style style:name="P39" style:family="paragraph" style:parent-style-name="Table_20_Contents">
      <style:text-properties officeooo:rsid="005be237" officeooo:paragraph-rsid="005be237"/>
    </style:style>
    <style:style style:name="P40" style:family="paragraph" style:parent-style-name="Table_20_Contents">
      <style:text-properties officeooo:rsid="005cb57f" officeooo:paragraph-rsid="005cb57f"/>
    </style:style>
    <style:style style:name="P41" style:family="paragraph" style:parent-style-name="Table_20_Contents">
      <style:text-properties officeooo:rsid="005cb57f" officeooo:paragraph-rsid="005deb96"/>
    </style:style>
    <style:style style:name="P42" style:family="paragraph" style:parent-style-name="Table_20_Contents">
      <style:text-properties officeooo:rsid="005cb57f" officeooo:paragraph-rsid="0066cbf4"/>
    </style:style>
    <style:style style:name="P43" style:family="paragraph" style:parent-style-name="Table_20_Contents">
      <style:text-properties officeooo:rsid="005d5b2b" officeooo:paragraph-rsid="005d5b2b"/>
    </style:style>
    <style:style style:name="P44" style:family="paragraph" style:parent-style-name="Table_20_Contents">
      <style:text-properties officeooo:rsid="005d5b2b" officeooo:paragraph-rsid="0066cbf4"/>
    </style:style>
    <style:style style:name="P45" style:family="paragraph" style:parent-style-name="Table_20_Contents">
      <style:text-properties officeooo:rsid="005f4ea4" officeooo:paragraph-rsid="005f4ea4"/>
    </style:style>
    <style:style style:name="P46" style:family="paragraph" style:parent-style-name="Table_20_Contents">
      <style:text-properties officeooo:rsid="005f4ea4" officeooo:paragraph-rsid="0066cbf4"/>
    </style:style>
    <style:style style:name="P47" style:family="paragraph" style:parent-style-name="Table_20_Contents">
      <style:text-properties officeooo:rsid="00611e6a" officeooo:paragraph-rsid="00611e6a"/>
    </style:style>
    <style:style style:name="P48" style:family="paragraph" style:parent-style-name="Table_20_Contents">
      <style:text-properties officeooo:rsid="00611e6a" officeooo:paragraph-rsid="0066cbf4"/>
    </style:style>
    <style:style style:name="P49" style:family="paragraph" style:parent-style-name="Table_20_Contents">
      <style:text-properties officeooo:rsid="0061d0d5" officeooo:paragraph-rsid="0061d0d5"/>
    </style:style>
    <style:style style:name="P50" style:family="paragraph" style:parent-style-name="Table_20_Contents">
      <style:text-properties officeooo:rsid="0061d0d5" officeooo:paragraph-rsid="0066cbf4"/>
    </style:style>
    <style:style style:name="P51" style:family="paragraph" style:parent-style-name="Table_20_Contents">
      <style:text-properties officeooo:rsid="006511d0" officeooo:paragraph-rsid="006511d0"/>
    </style:style>
    <style:style style:name="P52" style:family="paragraph" style:parent-style-name="Table_20_Contents">
      <style:text-properties officeooo:rsid="006511d0" officeooo:paragraph-rsid="0066cbf4"/>
    </style:style>
    <style:style style:name="P53" style:family="paragraph" style:parent-style-name="Table_20_Contents">
      <style:text-properties officeooo:rsid="0069ca10" officeooo:paragraph-rsid="0069ca10"/>
    </style:style>
    <style:style style:name="P54" style:family="paragraph" style:parent-style-name="Table_20_Contents">
      <style:text-properties officeooo:rsid="006f4c0f" officeooo:paragraph-rsid="006f4c0f"/>
    </style:style>
    <style:style style:name="P55" style:family="paragraph" style:parent-style-name="Table_20_Contents">
      <style:text-properties officeooo:rsid="0070cfb6" officeooo:paragraph-rsid="0070cfb6"/>
    </style:style>
    <style:style style:name="P56" style:family="paragraph" style:parent-style-name="Table_20_Contents">
      <style:text-properties officeooo:rsid="00713fc4" officeooo:paragraph-rsid="00713fc4"/>
    </style:style>
    <style:style style:name="T1" style:family="text">
      <style:text-properties officeooo:rsid="0015a520"/>
    </style:style>
    <style:style style:name="T2" style:family="text">
      <style:text-properties officeooo:rsid="001b7b39"/>
    </style:style>
    <style:style style:name="T3" style:family="text">
      <style:text-properties style:text-position="super 58%"/>
    </style:style>
    <style:style style:name="T4" style:family="text">
      <style:text-properties style:text-position="super 58%" fo:font-size="12pt" officeooo:rsid="0068b763" style:font-size-asian="10.5pt" style:font-size-complex="12pt"/>
    </style:style>
    <style:style style:name="T5" style:family="text">
      <style:text-properties officeooo:rsid="001fbebd"/>
    </style:style>
    <style:style style:name="T6" style:family="text">
      <style:text-properties officeooo:rsid="0020d282"/>
    </style:style>
    <style:style style:name="T7" style:family="text">
      <style:text-properties officeooo:rsid="00222c73"/>
    </style:style>
    <style:style style:name="T8" style:family="text">
      <style:text-properties officeooo:rsid="00235b34"/>
    </style:style>
    <style:style style:name="T9" style:family="text">
      <style:text-properties officeooo:rsid="00259b8c"/>
    </style:style>
    <style:style style:name="T10" style:family="text">
      <style:text-properties officeooo:rsid="00282bf0"/>
    </style:style>
    <style:style style:name="T11" style:family="text">
      <style:text-properties officeooo:rsid="002ec077"/>
    </style:style>
    <style:style style:name="T12" style:family="text">
      <style:text-properties officeooo:rsid="0033ec71"/>
    </style:style>
    <style:style style:name="T13" style:family="text">
      <style:text-properties officeooo:rsid="00344820"/>
    </style:style>
    <style:style style:name="T14" style:family="text">
      <style:text-properties officeooo:rsid="004f214c"/>
    </style:style>
    <style:style style:name="T15" style:family="text">
      <style:text-properties fo:font-size="14pt" officeooo:rsid="004fe697" style:font-size-asian="14pt" style:font-size-complex="14pt"/>
    </style:style>
    <style:style style:name="T16" style:family="text">
      <style:text-properties fo:font-size="12pt" officeooo:rsid="00509b0d" style:font-size-asian="10.5pt" style:font-size-complex="12pt"/>
    </style:style>
    <style:style style:name="T17" style:family="text">
      <style:text-properties fo:font-size="12pt" officeooo:rsid="00516f13" style:font-size-asian="10.5pt" style:font-size-complex="12pt"/>
    </style:style>
    <style:style style:name="T18" style:family="text">
      <style:text-properties fo:font-size="12pt" officeooo:rsid="00539a5b" style:font-size-asian="10.5pt" style:font-size-complex="12pt"/>
    </style:style>
    <style:style style:name="T19" style:family="text">
      <style:text-properties fo:font-size="12pt" officeooo:rsid="0054e8dd" style:font-size-asian="10.5pt" style:font-size-complex="12pt"/>
    </style:style>
    <style:style style:name="T20" style:family="text">
      <style:text-properties fo:font-size="12pt" officeooo:rsid="00563a37" style:font-size-asian="10.5pt" style:font-size-complex="12pt"/>
    </style:style>
    <style:style style:name="T21" style:family="text">
      <style:text-properties fo:font-size="12pt" officeooo:rsid="00575335" style:font-size-asian="10.5pt" style:font-size-complex="12pt"/>
    </style:style>
    <style:style style:name="T22" style:family="text">
      <style:text-properties fo:font-size="12pt" officeooo:rsid="0058f2d2" style:font-size-asian="10.5pt" style:font-size-complex="12pt"/>
    </style:style>
    <style:style style:name="T23" style:family="text">
      <style:text-properties fo:font-size="12pt" officeooo:rsid="005b92b3" style:font-size-asian="10.5pt" style:font-size-complex="12pt"/>
    </style:style>
    <style:style style:name="T24" style:family="text">
      <style:text-properties fo:font-size="12pt" officeooo:rsid="005e7a1b" style:font-size-asian="10.5pt" style:font-size-complex="12pt"/>
    </style:style>
    <style:style style:name="T25" style:family="text">
      <style:text-properties fo:font-size="12pt" officeooo:rsid="0066cbf4" style:font-size-asian="10.5pt" style:font-size-complex="12pt"/>
    </style:style>
    <style:style style:name="T26" style:family="text">
      <style:text-properties fo:font-size="12pt" officeooo:rsid="0068b763" style:font-size-asian="10.5pt" style:font-size-complex="12pt"/>
    </style:style>
    <style:style style:name="T27" style:family="text">
      <style:text-properties fo:font-size="12pt" officeooo:rsid="006b76dd" style:font-size-asian="10.5pt" style:font-size-complex="12pt"/>
    </style:style>
    <style:style style:name="T28" style:family="text">
      <style:text-properties officeooo:rsid="002e53f7"/>
    </style:style>
    <style:style style:name="T29" style:family="text">
      <style:text-properties officeooo:rsid="005be237"/>
    </style:style>
    <style:style style:name="T30" style:family="text">
      <style:text-properties officeooo:rsid="005cb57f"/>
    </style:style>
    <style:style style:name="T31" style:family="text">
      <style:text-properties officeooo:rsid="005f4ea4"/>
    </style:style>
    <style:style style:name="T32" style:family="text">
      <style:text-properties officeooo:rsid="00611e6a"/>
    </style:style>
    <style:style style:name="T33" style:family="text">
      <style:text-properties officeooo:rsid="0061d0d5"/>
    </style:style>
    <style:style style:name="T34" style:family="text">
      <style:text-properties officeooo:rsid="006388f5"/>
    </style:style>
    <style:style style:name="T35" style:family="text">
      <style:text-properties style:text-position="0% 100%"/>
    </style:style>
    <style:style style:name="T36" style:family="text">
      <style:text-properties officeooo:rsid="0069ca10"/>
    </style:style>
    <style:style style:name="T37" style:family="text">
      <style:text-properties officeooo:rsid="006f4c0f"/>
    </style:style>
    <style:style style:name="T38" style:family="text">
      <style:text-properties officeooo:rsid="0070cfb6"/>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ject <text:span text:style-name="T1">2</text:span><text:tab/><text:tab/><text:tab/><text:tab/> <text:s text:c="13"/>CS 170. Introduction to Artificial Intelligence<text:tab/></text:p>
      <text:p text:style-name="P1">Rica Feng<text:tab/><text:tab/><text:tab/> <text:s text:c="12"/><text:tab/><text:tab/> <text:s/><text:tab/>Instructor: Dr Eamonn Keogh</text:p>
      <text:p text:style-name="P1">ID 861061334</text:p>
      <text:p text:style-name="P1"><text:a xlink:type="simple" xlink:href="mailto:bertie@cs.ucr.edu" office:target-frame-name="_top" xlink:show="replace"><text:span text:style-name="Internet_20_link">r</text:span></text:a><text:span text:style-name="Internet_20_link">feng001@ucr.edu</text:span></text:p>
      <text:p text:style-name="P1"><text:span text:style-name="T2">10</text:span>-<text:span text:style-name="T2">December</text:span>-2015</text:p>
      <text:p text:style-name="P1"/>
      <text:p text:style-name="P1">In completing this homework I consulted…</text:p>
      <text:p text:style-name="P1"/>
      <text:p text:style-name="P12">Dr Eamonn Keogh's CS170 Slides:</text:p>
      <text:list xml:id="list3047732211016556562" text:style-name="L1">
        <text:list-item>
          <text:p text:style-name="P17">P2_review_AI</text:p>
        </text:list-item>
        <text:list-item>
          <text:p text:style-name="P17">Searching_over_features</text:p>
        </text:list-item>
        <text:list-item>
          <text:p text:style-name="P17">Project2_briefing</text:p>
        </text:list-item>
      </text:list>
      <text:p text:style-name="P11">This helpful resource on what K-Fold Cross Validation and Leave-One-Out Cross Validation is.</text:p>
      <text:p text:style-name="P11"><text:tab/>http://genome.tugraz.at/proclassify/help/pages/XV.html<text:line-break/><text:tab/></text:p>
      <text:p text:style-name="P1">All the important code is origin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Print Out:</text:p>
      <text:p text:style-name="P10">#include &lt;iostream&gt;</text:p>
      <text:p text:style-name="P10">#include &lt;cmath&gt;</text:p>
      <text:p text:style-name="P10">#include &lt;stdlib.h&gt; </text:p>
      <text:p text:style-name="P10">#include &lt;vector&gt;</text:p>
      <text:p text:style-name="P10">#include &lt;algorithm&gt;</text:p>
      <text:p text:style-name="P10">#include &lt;stdlib.h&gt;</text:p>
      <text:p text:style-name="P10">#include &lt;time.h&gt; </text:p>
      <text:p text:style-name="P10">#include &lt;queue&gt;</text:p>
      <text:p text:style-name="P10">#include &lt;utility&gt;</text:p>
      <text:p text:style-name="P10">#include &lt;iomanip&gt;</text:p>
      <text:p text:style-name="P10">#include &lt;fstream&gt;</text:p>
      <text:p text:style-name="P10"/>
      <text:p text:style-name="P10">using namespace std;</text:p>
      <text:p text:style-name="P10"/>
      <text:p text:style-name="P10">//check this number of nearest k neghbors</text:p>
      <text:p text:style-name="P10">#define NEARESTK 3</text:p>
      <text:p text:style-name="P10"/>
      <text:p text:style-name="P10">//features</text:p>
      <text:p text:style-name="P10">const int maxFeatures = 64;</text:p>
      <text:p text:style-name="P10">int numbFeatures = 0;</text:p>
      <text:p text:style-name="P10"/>
      <text:p text:style-name="P10">//instances (rows)</text:p>
      <text:p text:style-name="P10">const int maxInstances = 2048;</text:p>
      <text:p text:style-name="P10">int c1Instances = 0;</text:p>
      <text:p text:style-name="P10">int c2Instances = 0;</text:p>
      <text:p text:style-name="P10">int numbInstances = 0;</text:p>
      <text:p text:style-name="P10"/>
      <text:p text:style-name="P10">//subdivision</text:p>
      <text:p text:style-name="P10">int K = 10;</text:p>
      <text:p text:style-name="P10"/>
      <text:p text:style-name="P10">double average = 0;</text:p>
      <text:p text:style-name="P10">double standarddev = 0;</text:p>
      <text:p text:style-name="P10"/>
      <text:p text:style-name="P10">enum Algorithm {ForwardSelection, BackwardElimination, Ricarithm, All};</text:p>
      <text:p text:style-name="P10"/>
      <text:p text:style-name="P10">//point on a graph</text:p>
      <text:p text:style-name="P10">struct Point</text:p>
      <text:p text:style-name="P10">{</text:p>
      <text:p text:style-name="P10"><text:tab/>Point(vector&lt;double&gt; c)</text:p>
      <text:p text:style-name="P10"><text:tab/><text:tab/>: coordinates(c) {}</text:p>
      <text:p text:style-name="P10"><text:tab/>vector&lt;double&gt; coordinates;</text:p>
      <text:p text:style-name="P10">};</text:p>
      <text:p text:style-name="P10"/>
      <text:p text:style-name="P10">//stores points</text:p>
      <text:p text:style-name="P10">struct Graph</text:p>
      <text:p text:style-name="P10">{</text:p>
      <text:p text:style-name="P10"><text:tab/>vector&lt;pair&lt;int, Point&gt; &gt; points;</text:p>
      <text:p text:style-name="P10">};</text:p>
      <text:p text:style-name="P10"/>
      <text:p text:style-name="P10">//information for a class</text:p>
      <text:p text:style-name="P10">struct Container</text:p>
      <text:p text:style-name="P10">{</text:p>
      <text:p text:style-name="P10"><text:tab/>vector &lt;vector&lt;double&gt; &gt; features;</text:p>
      <text:p text:style-name="P10">};</text:p>
      <text:p text:style-name="P10"/>
      <text:p text:style-name="P10">//only 2 classes</text:p>
      <text:p text:style-name="P10">Container c1;</text:p>
      <text:p text:style-name="P10">Container c2;</text:p>
      <text:p text:style-name="P10"/>
      <text:p text:style-name="P10">//return random number between a and b exclusive</text:p>
      <text:p text:style-name="P10">int returnRandNumb(int a, int b)</text:p>
      <text:p text:style-name="P10">{</text:p>
      <text:p text:style-name="P10"><text:tab/>return rand() % a + b;</text:p>
      <text:p text:style-name="P10">}</text:p>
      <text:p text:style-name="P10"/>
      <text:p text:style-name="P10">//returns distance between two points</text:p>
      <text:p text:style-name="P10">//given list of all features to test and index</text:p>
      <text:p text:style-name="P10">double returnDistance(vector&lt;double&gt; a, vector&lt;double&gt; b)</text:p>
      <text:p text:style-name="P10">{</text:p>
      <text:p text:style-name="P10"><text:tab/>double sum = 0;</text:p>
      <text:p text:style-name="P10"><text:tab/>for (unsigned int i = 0; i &lt; a.size(); ++i)</text:p>
      <text:p text:style-name="P10"><text:tab/>{</text:p>
      <text:p text:style-name="P10"><text:soft-page-break/><text:tab/><text:tab/>//cout &lt;&lt; "i: " &lt;&lt; i &lt;&lt; endl;</text:p>
      <text:p text:style-name="P10"><text:tab/><text:tab/>sum += pow(a[i] - b[i], 2);</text:p>
      <text:p text:style-name="P10"><text:tab/>}</text:p>
      <text:p text:style-name="P10"><text:tab/>return sqrt(sum);</text:p>
      <text:p text:style-name="P10">}</text:p>
      <text:p text:style-name="P10"/>
      <text:p text:style-name="P10">//assign numb of features per row</text:p>
      <text:p text:style-name="P10">int initNumbFeatures(string filename)</text:p>
      <text:p text:style-name="P10">{</text:p>
      <text:p text:style-name="P10"><text:tab/>//open file</text:p>
      <text:p text:style-name="P10"><text:tab/>ifstream f;</text:p>
      <text:p text:style-name="P10"><text:tab/>f.open(filename.c_str());</text:p>
      <text:p text:style-name="P10"><text:tab/></text:p>
      <text:p text:style-name="P10"><text:tab/>//check if file an be opened</text:p>
      <text:p text:style-name="P10"><text:tab/>if (!f.is_open()) </text:p>
      <text:p text:style-name="P10"><text:tab/>{</text:p>
      <text:p text:style-name="P10"><text:tab/><text:tab/>cout &lt;&lt; "Could not read: " &lt;&lt; filename &lt;&lt; endl; </text:p>
      <text:p text:style-name="P10"><text:tab/><text:tab/>cout &lt;&lt; "Exiting program." &lt;&lt; endl;</text:p>
      <text:p text:style-name="P10"><text:tab/><text:tab/>exit(1);</text:p>
      <text:p text:style-name="P10"><text:tab/>}</text:p>
      <text:p text:style-name="P10"><text:tab/></text:p>
      <text:p text:style-name="P10"><text:tab/>int numb = 0;</text:p>
      <text:p text:style-name="P10"><text:tab/>float value;</text:p>
      <text:p text:style-name="P10"><text:tab/>f &gt;&gt; value;</text:p>
      <text:p text:style-name="P10"><text:tab/>while (!f.eof())</text:p>
      <text:p text:style-name="P10"><text:tab/>{</text:p>
      <text:p text:style-name="P10"><text:tab/><text:tab/>f &gt;&gt; value;</text:p>
      <text:p text:style-name="P10"><text:tab/><text:tab/>if (value == 1 || value == 2) return numb;</text:p>
      <text:p text:style-name="P10"><text:tab/><text:tab/>else numb++;</text:p>
      <text:p text:style-name="P10"><text:tab/>}</text:p>
      <text:p text:style-name="P10">}</text:p>
      <text:p text:style-name="P10"/>
      <text:p text:style-name="P10">//get std deviation of all elements</text:p>
      <text:p text:style-name="P10">double deviation(vector&lt;double&gt; v)</text:p>
      <text:p text:style-name="P10">{</text:p>
      <text:p text:style-name="P10"><text:tab/>double sum = 0;</text:p>
      <text:p text:style-name="P10"><text:tab/>for (unsigned int i = 0; i &lt; v.size(); ++i)</text:p>
      <text:p text:style-name="P10"><text:tab/>{</text:p>
      <text:p text:style-name="P10"><text:tab/><text:tab/>sum += pow(v[i] - average, 2);</text:p>
      <text:p text:style-name="P10"><text:tab/>}</text:p>
      <text:p text:style-name="P10"><text:tab/>return sqrt(sum / v.size());</text:p>
      <text:p text:style-name="P10">}</text:p>
      <text:p text:style-name="P10"/>
      <text:p text:style-name="P10">//read a given file, and initalize data, averages, and standard deviations</text:p>
      <text:p text:style-name="P10">//inint numb of instances</text:p>
      <text:p text:style-name="P10">void readFile(string filename)</text:p>
      <text:p text:style-name="P10">{</text:p>
      <text:p text:style-name="P10"><text:tab/>//holds all values</text:p>
      <text:p text:style-name="P10"><text:tab/>vector&lt;double&gt; allValues;</text:p>
      <text:p text:style-name="P10"><text:tab/>//open file</text:p>
      <text:p text:style-name="P10"><text:tab/>ifstream f;</text:p>
      <text:p text:style-name="P10"><text:tab/>f.open(filename.c_str());</text:p>
      <text:p text:style-name="P10"><text:tab/></text:p>
      <text:p text:style-name="P10"><text:tab/>//check if file an be opened</text:p>
      <text:p text:style-name="P10"><text:tab/>if (!f.is_open()) </text:p>
      <text:p text:style-name="P10"><text:tab/>{</text:p>
      <text:p text:style-name="P10"><text:tab/><text:tab/>cout &lt;&lt; "Could not read: " &lt;&lt; filename &lt;&lt; endl; </text:p>
      <text:p text:style-name="P10"><text:tab/><text:tab/>cout &lt;&lt; "Exiting program." &lt;&lt; endl;</text:p>
      <text:p text:style-name="P10"><text:tab/><text:tab/>exit(1);</text:p>
      <text:p text:style-name="P10"><text:tab/>}</text:p>
      <text:p text:style-name="P10"><text:tab/></text:p>
      <text:p text:style-name="P10"><text:tab/>double c;</text:p>
      <text:p text:style-name="P10"><text:tab/>double value = 0;</text:p>
      <text:p text:style-name="P10"><text:tab/><text:tab/></text:p>
      <text:p text:style-name="P10"><text:tab/>//read until end of file</text:p>
      <text:p text:style-name="P10"><text:tab/>while (f &gt;&gt; c)</text:p>
      <text:p text:style-name="P10"><text:tab/>{</text:p>
      <text:p text:style-name="P10"><text:tab/><text:tab/>if (c != 1 &amp;&amp; c != 2)</text:p>
      <text:p text:style-name="P10"><text:tab/><text:tab/>{</text:p>
      <text:p text:style-name="P10"><text:tab/><text:tab/><text:tab/>cout &lt;&lt; "Not a valid class." &lt;&lt; endl;</text:p>
      <text:p text:style-name="P10"><text:tab/><text:tab/><text:tab/>exit(1);</text:p>
      <text:p text:style-name="P10"><text:tab/><text:tab/>}</text:p>
      <text:p text:style-name="P10"><text:tab/><text:tab/>//cout &lt;&lt; "loop start" &lt;&lt; endl;</text:p>
      <text:p text:style-name="P10"><text:soft-page-break/><text:tab/><text:tab/>//check all features for this row until new line or end of file</text:p>
      <text:p text:style-name="P10"><text:tab/><text:tab/>for (unsigned int i = 0; i &lt; numbFeatures; ++i)</text:p>
      <text:p text:style-name="P10"><text:tab/><text:tab/>{</text:p>
      <text:p text:style-name="P10"><text:tab/><text:tab/><text:tab/>cout &lt;&lt; setprecision(12);</text:p>
      <text:p text:style-name="P10"><text:tab/><text:tab/><text:tab/>f &gt;&gt; value;</text:p>
      <text:p text:style-name="P10"><text:tab/><text:tab/><text:tab/>average += value;</text:p>
      <text:p text:style-name="P10"><text:tab/><text:tab/><text:tab/>allValues.push_back(value);</text:p>
      <text:p text:style-name="P10"><text:tab/><text:tab/><text:tab/>//cout &lt;&lt; "class: " &lt;&lt; c &lt;&lt; endl;</text:p>
      <text:p text:style-name="P10"><text:tab/><text:tab/><text:tab/>//cout &lt;&lt; "value: " &lt;&lt; value &lt;&lt; endl &lt;&lt; endl;</text:p>
      <text:p text:style-name="P10"><text:tab/><text:tab/><text:tab/>if (c == 1) //class 1</text:p>
      <text:p text:style-name="P10"><text:tab/><text:tab/><text:tab/>{</text:p>
      <text:p text:style-name="P10"><text:tab/><text:tab/><text:tab/><text:tab/>c1.features[i].push_back(value);</text:p>
      <text:p text:style-name="P10"><text:tab/><text:tab/><text:tab/>}</text:p>
      <text:p text:style-name="P10"><text:tab/><text:tab/><text:tab/>else if (c == 2) //class 2</text:p>
      <text:p text:style-name="P10"><text:tab/><text:tab/><text:tab/>{</text:p>
      <text:p text:style-name="P10"><text:tab/><text:tab/><text:tab/><text:tab/>c2.features[i].push_back(value);</text:p>
      <text:p text:style-name="P10"><text:tab/><text:tab/><text:tab/>}</text:p>
      <text:p text:style-name="P10"><text:tab/><text:tab/><text:tab/>else</text:p>
      <text:p text:style-name="P10"><text:tab/><text:tab/><text:tab/>{</text:p>
      <text:p text:style-name="P10"><text:tab/><text:tab/><text:tab/><text:tab/>cout &lt;&lt; "Not a valid class." &lt;&lt; endl;</text:p>
      <text:p text:style-name="P10"><text:tab/><text:tab/><text:tab/><text:tab/>exit(1);</text:p>
      <text:p text:style-name="P10"><text:tab/><text:tab/><text:tab/>}</text:p>
      <text:p text:style-name="P10"><text:tab/><text:tab/>}</text:p>
      <text:p text:style-name="P10"><text:tab/><text:tab/>numbInstances++;</text:p>
      <text:p text:style-name="P10"><text:tab/><text:tab/>if (c == 1) c1Instances++;</text:p>
      <text:p text:style-name="P10"><text:tab/><text:tab/>else c2Instances++;</text:p>
      <text:p text:style-name="P10"><text:tab/>}</text:p>
      <text:p text:style-name="P10"><text:tab/>//cout &lt;&lt; "numbinst: " &lt;&lt; numbInstances &lt;&lt; endl;</text:p>
      <text:p text:style-name="P10"><text:tab/>f.close();</text:p>
      <text:p text:style-name="P10"><text:tab/>//get final average</text:p>
      <text:p text:style-name="P10"><text:tab/>average /= allValues.size();</text:p>
      <text:p text:style-name="P10"><text:tab/>//get final standard deviation</text:p>
      <text:p text:style-name="P10"><text:tab/>standarddev = deviation(allValues);</text:p>
      <text:p text:style-name="P10">}</text:p>
      <text:p text:style-name="P10"/>
      <text:p text:style-name="P10">//init containers/classes</text:p>
      <text:p text:style-name="P10">void initFeatures()</text:p>
      <text:p text:style-name="P10">{</text:p>
      <text:p text:style-name="P10"><text:tab/>vector&lt;double&gt; t;</text:p>
      <text:p text:style-name="P10"><text:tab/>for (unsigned int i = 0; i &lt; <text:s/>numbFeatures; ++i)</text:p>
      <text:p text:style-name="P10"><text:tab/>{</text:p>
      <text:p text:style-name="P10"><text:tab/><text:tab/>c1.features.push_back(t);</text:p>
      <text:p text:style-name="P10"><text:tab/><text:tab/>c2.features.push_back(t);</text:p>
      <text:p text:style-name="P10"><text:tab/>}</text:p>
      <text:p text:style-name="P10">}</text:p>
      <text:p text:style-name="P10"/>
      <text:p text:style-name="P10">//normalizes a value</text:p>
      <text:p text:style-name="P10">double znormalize(double value)</text:p>
      <text:p text:style-name="P10">{</text:p>
      <text:p text:style-name="P10"><text:tab/>return (value - average) / (standarddev);</text:p>
      <text:p text:style-name="P10">}</text:p>
      <text:p text:style-name="P10"/>
      <text:p text:style-name="P10">//normalize all features from every class</text:p>
      <text:p text:style-name="P10">void normalizeData()</text:p>
      <text:p text:style-name="P10">{</text:p>
      <text:p text:style-name="P10"><text:tab/>for (unsigned int i = 0; i &lt; numbFeatures; ++i)</text:p>
      <text:p text:style-name="P10"><text:tab/>{</text:p>
      <text:p text:style-name="P10"><text:tab/><text:tab/>//cout &lt;&lt; c1.features[i].size() &lt;&lt; endl;</text:p>
      <text:p text:style-name="P10"><text:tab/><text:tab/>//cout &lt;&lt; c2.features[i].size() &lt;&lt; endl;</text:p>
      <text:p text:style-name="P10"><text:tab/><text:tab/></text:p>
      <text:p text:style-name="P10"><text:tab/><text:tab/>//normalize each data value for that feature</text:p>
      <text:p text:style-name="P10"><text:tab/><text:tab/>for (unsigned int j = 0; j &lt; c1.features[i].size(); ++j)</text:p>
      <text:p text:style-name="P10"><text:tab/><text:tab/>{</text:p>
      <text:p text:style-name="P10"><text:tab/><text:tab/><text:tab/>//cout &lt;&lt; "before value: " &lt;&lt; c1.features[i][j] &lt;&lt; endl;</text:p>
      <text:p text:style-name="P10"><text:tab/><text:tab/><text:tab/>c1.features[i][j] = znormalize(c1.features[i][j]);</text:p>
      <text:p text:style-name="P10"><text:tab/><text:tab/><text:tab/>//cout &lt;&lt; "normalized value: " &lt;&lt; c1.features[i][j] &lt;&lt; endl;</text:p>
      <text:p text:style-name="P10"><text:tab/><text:tab/>}</text:p>
      <text:p text:style-name="P10"><text:tab/><text:tab/>for (unsigned int j = 0; j &lt; c2.features[i].size(); ++j)</text:p>
      <text:p text:style-name="P10"><text:tab/><text:tab/>{</text:p>
      <text:p text:style-name="P10"><text:tab/><text:tab/><text:tab/>//cout &lt;&lt; "before value: " &lt;&lt; c2.features[i][j] &lt;&lt; endl;</text:p>
      <text:p text:style-name="P10"><text:tab/><text:tab/><text:tab/>c2.features[i][j] = znormalize(c2.features[i][j]);</text:p>
      <text:p text:style-name="P10"><text:tab/><text:tab/><text:tab/>//cout &lt;&lt; "normalized value: " &lt;&lt; c2.features[i][j] &lt;&lt; endl;</text:p>
      <text:p text:style-name="P10"><text:tab/><text:tab/>}</text:p>
      <text:p text:style-name="P10"><text:soft-page-break/><text:tab/>}</text:p>
      <text:p text:style-name="P10">}</text:p>
      <text:p text:style-name="P10"/>
      <text:p text:style-name="P10">//for priority queue</text:p>
      <text:p text:style-name="P10">struct Compare</text:p>
      <text:p text:style-name="P10">{</text:p>
      <text:p text:style-name="P10"><text:tab/>bool operator()(const pair&lt;int, double&gt;&amp; lhs, const pair&lt;int, double&gt;&amp; rhs)</text:p>
      <text:p text:style-name="P10"><text:tab/>{</text:p>
      <text:p text:style-name="P10"><text:tab/><text:tab/>return lhs.second &gt; rhs.second;</text:p>
      <text:p text:style-name="P10"><text:tab/>}</text:p>
      <text:p text:style-name="P10">};</text:p>
      <text:p text:style-name="P10"/>
      <text:p text:style-name="P10">//returns accuracy</text:p>
      <text:p text:style-name="P10">//k = size of subdivision</text:p>
      <text:p text:style-name="P10">//f is a vector of all features to test</text:p>
      <text:p text:style-name="P10">double leaveOneOutEvaluation(int k, vector&lt;int&gt; f)</text:p>
      <text:p text:style-name="P10">{</text:p>
      <text:p text:style-name="P10"><text:tab/>//create graph with all relevant features</text:p>
      <text:p text:style-name="P10"><text:tab/>Graph g;</text:p>
      <text:p text:style-name="P10"><text:tab/>//add all c1 points</text:p>
      <text:p text:style-name="P10"><text:tab/>for (unsigned int i = 0; i &lt; c1Instances; ++i)</text:p>
      <text:p text:style-name="P10"><text:tab/>{</text:p>
      <text:p text:style-name="P10"><text:tab/><text:tab/>vector&lt;double&gt; c1coord;</text:p>
      <text:p text:style-name="P10"><text:tab/><text:tab/>for (unsigned int j = 0; j &lt; f.size(); ++j)</text:p>
      <text:p text:style-name="P10"><text:tab/><text:tab/>{</text:p>
      <text:p text:style-name="P10"><text:tab/><text:tab/><text:tab/>//cout &lt;&lt; "class 1: " &lt;&lt; c1.features[f[j]][i] &lt;&lt; endl;</text:p>
      <text:p text:style-name="P10"><text:tab/><text:tab/><text:tab/>c1coord.push_back(c1.features[f[j]][i]);</text:p>
      <text:p text:style-name="P10"><text:tab/><text:tab/>}</text:p>
      <text:p text:style-name="P10"><text:tab/><text:tab/>Point p1(c1coord);</text:p>
      <text:p text:style-name="P10"><text:tab/><text:tab/>g.points.push_back(make_pair(1, p1));</text:p>
      <text:p text:style-name="P10"><text:tab/>}</text:p>
      <text:p text:style-name="P10"><text:tab/>//add all c2 points</text:p>
      <text:p text:style-name="P10"><text:tab/>for (unsigned int i = 0; i &lt; c2Instances; ++i)</text:p>
      <text:p text:style-name="P10"><text:tab/>{</text:p>
      <text:p text:style-name="P10"><text:tab/><text:tab/>vector&lt;double&gt; c2coord;</text:p>
      <text:p text:style-name="P10"><text:tab/><text:tab/>for (unsigned int j = 0; j &lt; f.size(); ++j)</text:p>
      <text:p text:style-name="P10"><text:tab/><text:tab/>{</text:p>
      <text:p text:style-name="P10"><text:tab/><text:tab/><text:tab/>//cout &lt;&lt; "class 2: " &lt;&lt; c2.features[f[j]][i] &lt;&lt; endl;</text:p>
      <text:p text:style-name="P10"><text:tab/><text:tab/><text:tab/>c2coord.push_back(c2.features[f[j]][i]);</text:p>
      <text:p text:style-name="P10"><text:tab/><text:tab/>}</text:p>
      <text:p text:style-name="P10"><text:tab/><text:tab/>Point p2(c2coord);</text:p>
      <text:p text:style-name="P10"><text:tab/><text:tab/>g.points.push_back(make_pair(2, p2));</text:p>
      <text:p text:style-name="P10"><text:tab/>}<text:tab/></text:p>
      <text:p text:style-name="P10"><text:tab/>//shuffle all coordinates in graph</text:p>
      <text:p text:style-name="P10"><text:tab/>random_shuffle(g.points.begin(), g.points.end());</text:p>
      <text:p text:style-name="P10"><text:tab/></text:p>
      <text:p text:style-name="P10"><text:tab/>//starting testcase (subdivision)</text:p>
      <text:p text:style-name="P10"><text:tab/>int minindex = 0;</text:p>
      <text:p text:style-name="P10"><text:tab/>int maxindex = k - 1;</text:p>
      <text:p text:style-name="P10"><text:tab/></text:p>
      <text:p text:style-name="P10"><text:tab/>//number of times correct</text:p>
      <text:p text:style-name="P10"><text:tab/>double numbCorrect = 0;</text:p>
      <text:p text:style-name="P10"><text:tab/></text:p>
      <text:p text:style-name="P10"><text:tab/>//loop until every combination of test/train casees tested</text:p>
      <text:p text:style-name="P10"><text:tab/>while (maxindex &lt; numbInstances)</text:p>
      <text:p text:style-name="P10"><text:tab/>{</text:p>
      <text:p text:style-name="P10"><text:tab/><text:tab/>//cout &lt;&lt; "minindex: " &lt;&lt; minindex &lt;&lt; endl;</text:p>
      <text:p text:style-name="P10"><text:tab/><text:tab/>//cout &lt;&lt; "maxindex: " &lt;&lt; maxindex &lt;&lt; endl;</text:p>
      <text:p text:style-name="P10"><text:tab/><text:tab/>//loop through all valid points to find closest point to current point</text:p>
      <text:p text:style-name="P10"><text:tab/><text:tab/>for (unsigned int i = minindex; i &lt;= maxindex; ++i)</text:p>
      <text:p text:style-name="P10"><text:tab/><text:tab/>{</text:p>
      <text:p text:style-name="P10"><text:tab/><text:tab/><text:tab/>//cout &lt;&lt; "begin check" &lt;&lt; endl;</text:p>
      <text:p text:style-name="P10"><text:tab/><text:tab/><text:tab/>//automatically sorts points by smallest distance to largest</text:p>
      <text:p text:style-name="P10"><text:tab/><text:tab/><text:tab/>priority_queue&lt;pair&lt;int, double&gt;, vector&lt;pair&lt;int, double&gt; &gt;, Compare &gt; closelist;</text:p>
      <text:p text:style-name="P10"><text:tab/><text:tab/><text:tab/>for (unsigned int j = 0; j &lt; numbInstances; ++j)</text:p>
      <text:p text:style-name="P10"><text:tab/><text:tab/><text:tab/>{</text:p>
      <text:p text:style-name="P10"><text:tab/><text:tab/><text:tab/><text:tab/>//check to make sure the point we are comparing to is not already in the test set</text:p>
      <text:p text:style-name="P10"><text:tab/><text:tab/><text:tab/><text:tab/>if (j &lt;= minindex || j &gt; maxindex)</text:p>
      <text:p text:style-name="P10"><text:tab/><text:tab/><text:tab/><text:tab/>{</text:p>
      <text:p text:style-name="P10"><text:tab/><text:tab/><text:tab/><text:tab/><text:tab/>//cout &lt;&lt; j &lt;&lt; endl;</text:p>
      <text:p text:style-name="P10"><text:tab/><text:tab/><text:tab/><text:tab/><text:tab/>//check if this point is closest;</text:p>
      <text:p text:style-name="P10"><text:tab/><text:tab/><text:tab/><text:tab/><text:tab/>double distance = returnDistance(g.points[i].second.coordinates, g.points[j].second.coordinates);</text:p>
      <text:p text:style-name="P10"><text:tab/><text:tab/><text:tab/><text:tab/><text:tab/>closelist.push(make_pair(g.points[j].first, distance));</text:p>
      <text:p text:style-name="P10"><text:soft-page-break/><text:tab/><text:tab/><text:tab/><text:tab/>}</text:p>
      <text:p text:style-name="P10"><text:tab/><text:tab/><text:tab/>}</text:p>
      <text:p text:style-name="P10"><text:tab/><text:tab/><text:tab/>//determine if this point matches the correct class by comparing the point to the</text:p>
      <text:p text:style-name="P10"><text:tab/><text:tab/><text:tab/>//kth - 1 smallest elements,</text:p>
      <text:p text:style-name="P10"><text:tab/><text:tab/><text:tab/>int correct = 0;</text:p>
      <text:p text:style-name="P10"><text:tab/><text:tab/><text:tab/>int incorrect = 0;</text:p>
      <text:p text:style-name="P10"><text:tab/><text:tab/><text:tab/>for (unsigned int j = 0; j &lt; NEARESTK; ++j)</text:p>
      <text:p text:style-name="P10"><text:tab/><text:tab/><text:tab/>{</text:p>
      <text:p text:style-name="P10"><text:tab/><text:tab/><text:tab/><text:tab/>//cout &lt;&lt; "check distance: " &lt;&lt; closelist.top().second &lt;&lt; endl;</text:p>
      <text:p text:style-name="P10"><text:tab/><text:tab/><text:tab/><text:tab/>if (closelist.top().first == g.points[i].first) correct++;</text:p>
      <text:p text:style-name="P10"><text:tab/><text:tab/><text:tab/><text:tab/>else incorrect++;</text:p>
      <text:p text:style-name="P10"><text:tab/><text:tab/><text:tab/><text:tab/>closelist.pop();</text:p>
      <text:p text:style-name="P10"><text:tab/><text:tab/><text:tab/>}</text:p>
      <text:p text:style-name="P10"><text:tab/><text:tab/><text:tab/>//cout &lt;&lt; "c: " &lt;&lt; correct &lt;&lt; endl;</text:p>
      <text:p text:style-name="P10"><text:tab/><text:tab/><text:tab/>//cout &lt;&lt; "ic: " &lt;&lt; incorrect &lt;&lt; endl;</text:p>
      <text:p text:style-name="P10"><text:tab/><text:tab/><text:tab/>if (correct &gt; incorrect) numbCorrect++;</text:p>
      <text:p text:style-name="P10"><text:tab/><text:tab/>}</text:p>
      <text:p text:style-name="P10"><text:tab/><text:tab/>//move test set</text:p>
      <text:p text:style-name="P10"><text:tab/><text:tab/>minindex += k;</text:p>
      <text:p text:style-name="P10"><text:tab/><text:tab/>maxindex += k;</text:p>
      <text:p text:style-name="P10"><text:tab/>}</text:p>
      <text:p text:style-name="P10"><text:tab/>//cout &lt;&lt; "correct: " &lt;&lt; numbCorrect &lt;&lt; endl;</text:p>
      <text:p text:style-name="P10"><text:tab/>return numbCorrect / numbInstances;</text:p>
      <text:p text:style-name="P10">}</text:p>
      <text:p text:style-name="P10"/>
      <text:p text:style-name="P10">//displays set of numbers</text:p>
      <text:p text:style-name="P10">void displaySet(vector&lt;int&gt; v)</text:p>
      <text:p text:style-name="P10">{</text:p>
      <text:p text:style-name="P10"><text:tab/>for (unsigned int i = 0; i &lt; v.size(); ++i)</text:p>
      <text:p text:style-name="P10"><text:tab/>{</text:p>
      <text:p text:style-name="P10"><text:tab/><text:tab/>cout &lt;&lt; v[i] + 1;</text:p>
      <text:p text:style-name="P10"><text:tab/><text:tab/>if (i != v.size() - 1) cout &lt;&lt; ", ";</text:p>
      <text:p text:style-name="P10"><text:tab/>}</text:p>
      <text:p text:style-name="P10">}</text:p>
      <text:p text:style-name="P10"/>
      <text:p text:style-name="P10">//start with no features, add the feature that increases accuracy the most</text:p>
      <text:p text:style-name="P10">//if using ricarithm, ban the feature that decreases accuracy the most</text:p>
      <text:p text:style-name="P10">void forwardSelection(bool ricarithm)</text:p>
      <text:p text:style-name="P10">{</text:p>
      <text:p text:style-name="P10"><text:tab/>//vector for testing current features</text:p>
      <text:p text:style-name="P10"><text:tab/>vector&lt;int&gt; testfeatures;</text:p>
      <text:p text:style-name="P10"><text:tab/>vector&lt;int&gt; bestfeatures;</text:p>
      <text:p text:style-name="P10"><text:tab/></text:p>
      <text:p text:style-name="P10"><text:tab/>//IF RICARITHM</text:p>
      <text:p text:style-name="P10"><text:tab/>//fill vector with banned features</text:p>
      <text:p text:style-name="P10"><text:tab/>vector&lt;int&gt; banList;</text:p>
      <text:p text:style-name="P10"><text:tab/>//keep track of lowest percent and corresponding feature</text:p>
      <text:p text:style-name="P10"><text:tab/>double lowPercent;</text:p>
      <text:p text:style-name="P10"><text:tab/>double lowFeature;</text:p>
      <text:p text:style-name="P10"><text:tab/></text:p>
      <text:p text:style-name="P10"><text:tab/>//current percentage</text:p>
      <text:p text:style-name="P10"><text:tab/>double currpercentage;</text:p>
      <text:p text:style-name="P10"><text:tab/>//best percentage for this set of features</text:p>
      <text:p text:style-name="P10"><text:tab/>double bestpercentage;</text:p>
      <text:p text:style-name="P10"><text:tab/>//feature number of best</text:p>
      <text:p text:style-name="P10"><text:tab/>double bestfeatureIndex;</text:p>
      <text:p text:style-name="P10"><text:tab/></text:p>
      <text:p text:style-name="P10"><text:tab/>//temporarily store current run's temp percentage</text:p>
      <text:p text:style-name="P10"><text:tab/>double temppercentage;</text:p>
      <text:p text:style-name="P10"><text:tab/>double tempIndex;</text:p>
      <text:p text:style-name="P10"><text:tab/></text:p>
      <text:p text:style-name="P10"><text:tab/>//if we are at an invalid feature, set to false</text:p>
      <text:p text:style-name="P10"><text:tab/>bool keepfeature = true;</text:p>
      <text:p text:style-name="P10"><text:tab/>//flag to check if we should stop algorthm earlier</text:p>
      <text:p text:style-name="P10"><text:tab/>bool done = false;</text:p>
      <text:p text:style-name="P10"><text:tab/></text:p>
      <text:p text:style-name="P10"><text:tab/>//set to true if new best feature was found</text:p>
      <text:p text:style-name="P10"><text:tab/>bool better_feature_found = false;</text:p>
      <text:p text:style-name="P10"/>
      <text:p text:style-name="P10"><text:tab/>cout &lt;&lt; "Beginning Search." &lt;&lt; endl;</text:p>
      <text:p text:style-name="P10"><text:tab/>for (unsigned int x = 0; x &lt; numbFeatures &amp;&amp; !done; ++x)</text:p>
      <text:p text:style-name="P10"><text:tab/>{</text:p>
      <text:p text:style-name="P10"><text:tab/><text:tab/>better_feature_found = false;</text:p>
      <text:p text:style-name="P10"><text:soft-page-break/><text:tab/><text:tab/>currpercentage = 0;</text:p>
      <text:p text:style-name="P10"><text:tab/><text:tab/>tempIndex = 0;</text:p>
      <text:p text:style-name="P10"><text:tab/><text:tab/>temppercentage = 0;</text:p>
      <text:p text:style-name="P10"><text:tab/><text:tab/>lowPercent = 100;</text:p>
      <text:p text:style-name="P10"><text:tab/><text:tab/>lowFeature = -1;</text:p>
      <text:p text:style-name="P10"><text:tab/><text:tab/></text:p>
      <text:p text:style-name="P10"><text:tab/><text:tab/>//check next best feature to add in</text:p>
      <text:p text:style-name="P10"><text:tab/><text:tab/>for (unsigned int i = 0; i &lt; numbFeatures; ++i)</text:p>
      <text:p text:style-name="P10"><text:tab/><text:tab/>{</text:p>
      <text:p text:style-name="P10"><text:tab/><text:tab/><text:tab/>keepfeature = true;</text:p>
      <text:p text:style-name="P10"><text:tab/><text:tab/><text:tab/>//check to see if we already have this feature, or if this feature is banned</text:p>
      <text:p text:style-name="P10"><text:tab/><text:tab/><text:tab/>for (unsigned int j = 0; j &lt; testfeatures.size(); ++j)</text:p>
      <text:p text:style-name="P10"><text:tab/><text:tab/><text:tab/>{</text:p>
      <text:p text:style-name="P10"><text:tab/><text:tab/><text:tab/><text:tab/>if (testfeatures[j] == i) keepfeature = false;</text:p>
      <text:p text:style-name="P10"><text:tab/><text:tab/><text:tab/><text:tab/>for (unsigned k = 0; ricarithm &amp;&amp; k &lt; banList.size() &amp;&amp; keepfeature; ++k)</text:p>
      <text:p text:style-name="P10"><text:tab/><text:tab/><text:tab/><text:tab/>{</text:p>
      <text:p text:style-name="P10"><text:tab/><text:tab/><text:tab/><text:tab/><text:tab/>if (banList[k] == i) keepfeature = false;</text:p>
      <text:p text:style-name="P10"><text:tab/><text:tab/><text:tab/><text:tab/>}</text:p>
      <text:p text:style-name="P10"><text:tab/><text:tab/><text:tab/>}</text:p>
      <text:p text:style-name="P10"><text:tab/><text:tab/><text:tab/>//only check accuracy if we did not check this feature yet</text:p>
      <text:p text:style-name="P10"><text:tab/><text:tab/><text:tab/>if (keepfeature)</text:p>
      <text:p text:style-name="P10"><text:tab/><text:tab/><text:tab/>{</text:p>
      <text:p text:style-name="P10"><text:tab/><text:tab/><text:tab/><text:tab/>testfeatures.push_back(i);</text:p>
      <text:p text:style-name="P10"><text:tab/><text:tab/><text:tab/><text:tab/></text:p>
      <text:p text:style-name="P10"><text:tab/><text:tab/><text:tab/><text:tab/>cout &lt;&lt; "\tUsing feature(s) {";</text:p>
      <text:p text:style-name="P10"><text:tab/><text:tab/><text:tab/><text:tab/>displaySet(testfeatures);</text:p>
      <text:p text:style-name="P10"><text:tab/><text:tab/><text:tab/><text:tab/>cout &lt;&lt; "} accuracy is ";</text:p>
      <text:p text:style-name="P10"><text:tab/><text:tab/><text:tab/><text:tab/>currpercentage = leaveOneOutEvaluation(K, testfeatures);</text:p>
      <text:p text:style-name="P10"><text:tab/><text:tab/><text:tab/><text:tab/>cout &lt;&lt; currpercentage * 100.0 &lt;&lt; "%" &lt;&lt; endl;</text:p>
      <text:p text:style-name="P10"><text:tab/><text:tab/><text:tab/><text:tab/></text:p>
      <text:p text:style-name="P10"><text:tab/><text:tab/><text:tab/><text:tab/></text:p>
      <text:p text:style-name="P10"><text:tab/><text:tab/><text:tab/><text:tab/>//check if lowest percentage, for ricarithm</text:p>
      <text:p text:style-name="P10"><text:tab/><text:tab/><text:tab/><text:tab/>if (ricarithm &amp;&amp; currpercentage &lt; lowPercent)</text:p>
      <text:p text:style-name="P10"><text:tab/><text:tab/><text:tab/><text:tab/>{</text:p>
      <text:p text:style-name="P10"><text:tab/><text:tab/><text:tab/><text:tab/><text:tab/>lowPercent = currpercentage;</text:p>
      <text:p text:style-name="P10"><text:tab/><text:tab/><text:tab/><text:tab/><text:tab/>lowFeature = i;</text:p>
      <text:p text:style-name="P10"><text:tab/><text:tab/><text:tab/><text:tab/>}</text:p>
      <text:p text:style-name="P10"><text:tab/><text:tab/><text:tab/><text:tab/>if (currpercentage &gt; bestpercentage)</text:p>
      <text:p text:style-name="P10"><text:tab/><text:tab/><text:tab/><text:tab/>{</text:p>
      <text:p text:style-name="P10"><text:tab/><text:tab/><text:tab/><text:tab/><text:tab/>better_feature_found = true;</text:p>
      <text:p text:style-name="P10"><text:tab/><text:tab/><text:tab/><text:tab/><text:tab/></text:p>
      <text:p text:style-name="P10"><text:tab/><text:tab/><text:tab/><text:tab/><text:tab/>temppercentage = currpercentage;</text:p>
      <text:p text:style-name="P10"><text:tab/><text:tab/><text:tab/><text:tab/><text:tab/>tempIndex = i;<text:tab/><text:tab/></text:p>
      <text:p text:style-name="P10"><text:tab/><text:tab/><text:tab/><text:tab/><text:tab/></text:p>
      <text:p text:style-name="P10"><text:tab/><text:tab/><text:tab/><text:tab/><text:tab/>bestpercentage = currpercentage;</text:p>
      <text:p text:style-name="P10"><text:tab/><text:tab/><text:tab/><text:tab/><text:tab/>bestfeatureIndex = testfeatures[testfeatures.size() - 1];</text:p>
      <text:p text:style-name="P10"><text:tab/><text:tab/><text:tab/><text:tab/><text:tab/>bestfeatures = testfeatures;</text:p>
      <text:p text:style-name="P10"><text:tab/><text:tab/><text:tab/><text:tab/>}</text:p>
      <text:p text:style-name="P10"><text:tab/><text:tab/><text:tab/><text:tab/>if (currpercentage &gt; temppercentage)</text:p>
      <text:p text:style-name="P10"><text:tab/><text:tab/><text:tab/><text:tab/>{</text:p>
      <text:p text:style-name="P10"><text:tab/><text:tab/><text:tab/><text:tab/><text:tab/>temppercentage = currpercentage;</text:p>
      <text:p text:style-name="P10"><text:tab/><text:tab/><text:tab/><text:tab/><text:tab/>tempIndex = i;<text:tab/><text:tab/><text:tab/><text:tab/><text:tab/></text:p>
      <text:p text:style-name="P10"><text:tab/><text:tab/><text:tab/><text:tab/>}</text:p>
      <text:p text:style-name="P10"><text:tab/><text:tab/><text:tab/><text:tab/>testfeatures.pop_back();</text:p>
      <text:p text:style-name="P10"><text:tab/><text:tab/><text:tab/>}</text:p>
      <text:p text:style-name="P10"><text:tab/><text:tab/>}</text:p>
      <text:p text:style-name="P10"><text:tab/><text:tab/>testfeatures.push_back(tempIndex);</text:p>
      <text:p text:style-name="P10"><text:tab/><text:tab/></text:p>
      <text:p text:style-name="P10"><text:tab/><text:tab/>cout &lt;&lt; endl;</text:p>
      <text:p text:style-name="P10"><text:tab/><text:tab/>//if no best feature was found, finish searching</text:p>
      <text:p text:style-name="P10"><text:tab/><text:tab/>if (!better_feature_found)</text:p>
      <text:p text:style-name="P10"><text:tab/><text:tab/>{</text:p>
      <text:p text:style-name="P10"><text:tab/><text:tab/><text:tab/>cout &lt;&lt; "(Warning, Accuracy has decreased! Continuing search in case of local maxima)" &lt;&lt; endl;</text:p>
      <text:p text:style-name="P10"><text:tab/><text:tab/><text:tab/>//done = true;</text:p>
      <text:p text:style-name="P10"><text:tab/><text:tab/>}</text:p>
      <text:p text:style-name="P10"><text:tab/><text:tab/>cout &lt;&lt; "Feature set {";</text:p>
      <text:p text:style-name="P10"><text:tab/><text:tab/>displaySet(testfeatures);</text:p>
      <text:p text:style-name="P10"><text:tab/><text:tab/>cout &lt;&lt; "} was best, accuracy is " &lt;&lt; temppercentage * 100.0 &lt;&lt; "%" &lt;&lt; endl;</text:p>
      <text:p text:style-name="P10"><text:tab/><text:tab/></text:p>
      <text:p text:style-name="P10"><text:tab/><text:tab/>//add lowest percentile feature to banlist</text:p>
      <text:p text:style-name="P10"><text:tab/><text:tab/>if (ricarithm)</text:p>
      <text:p text:style-name="P10"><text:tab/><text:tab/>{</text:p>
      <text:p text:style-name="P10"><text:tab/><text:tab/><text:tab/>banList.push_back(lowFeature);</text:p>
      <text:p text:style-name="P10"><text:soft-page-break/><text:tab/><text:tab/><text:tab/>cout &lt;&lt; "Banning feature(s): {";</text:p>
      <text:p text:style-name="P10"><text:tab/><text:tab/><text:tab/>displaySet(banList);</text:p>
      <text:p text:style-name="P10"><text:tab/><text:tab/><text:tab/>cout &lt;&lt; "} on the next search." &lt;&lt; endl;</text:p>
      <text:p text:style-name="P10"><text:tab/><text:tab/><text:tab/>//if banlist size is equal to half the numb of features, we are done</text:p>
      <text:p text:style-name="P10"><text:tab/><text:tab/><text:tab/>if (banList.size() &gt;= (numbFeatures - 1) / 2) done = true; </text:p>
      <text:p text:style-name="P10"><text:tab/><text:tab/>}</text:p>
      <text:p text:style-name="P10"><text:tab/><text:tab/>cout &lt;&lt; endl;<text:tab/></text:p>
      <text:p text:style-name="P10"><text:tab/>}</text:p>
      <text:p text:style-name="P10"><text:tab/>cout &lt;&lt; "Finished search!! The best feature subset is {";</text:p>
      <text:p text:style-name="P10"><text:tab/>displaySet(bestfeatures);</text:p>
      <text:p text:style-name="P10"><text:tab/>cout &lt;&lt; "}, which has an accuracy of " &lt;&lt; bestpercentage * 100.0 &lt;&lt; "%" &lt;&lt; endl;</text:p>
      <text:p text:style-name="P10">}</text:p>
      <text:p text:style-name="P10"/>
      <text:p text:style-name="P10">//start with all features, remove the feature that increases accuracy the most</text:p>
      <text:p text:style-name="P10">void backwardElimination()</text:p>
      <text:p text:style-name="P10">{</text:p>
      <text:p text:style-name="P10"><text:tab/>//vector for testing current features</text:p>
      <text:p text:style-name="P10"><text:tab/>vector&lt;int&gt; testfeatures;</text:p>
      <text:p text:style-name="P10"><text:tab/>for (unsigned int i = 0; i &lt; numbFeatures; ++i)</text:p>
      <text:p text:style-name="P10"><text:tab/>{</text:p>
      <text:p text:style-name="P10"><text:tab/><text:tab/>testfeatures.push_back(i);</text:p>
      <text:p text:style-name="P10"><text:tab/>}</text:p>
      <text:p text:style-name="P10"><text:tab/><text:tab/></text:p>
      <text:p text:style-name="P10"><text:tab/>//current percentage</text:p>
      <text:p text:style-name="P10"><text:tab/>double currpercentage;</text:p>
      <text:p text:style-name="P10"><text:tab/></text:p>
      <text:p text:style-name="P10"><text:tab/>vector&lt;int&gt; bestfeatures;</text:p>
      <text:p text:style-name="P10"><text:tab/>//best percentage for this set of features</text:p>
      <text:p text:style-name="P10"><text:tab/>double bestpercentage;</text:p>
      <text:p text:style-name="P10"><text:tab/>//feature number of best</text:p>
      <text:p text:style-name="P10"><text:tab/>double bestfeatureIndex;</text:p>
      <text:p text:style-name="P10"><text:tab/></text:p>
      <text:p text:style-name="P10"><text:tab/>//vector for keeping track of best features</text:p>
      <text:p text:style-name="P10"><text:tab/>vector&lt;int&gt; answer;</text:p>
      <text:p text:style-name="P10"><text:tab/>//best overall percentage</text:p>
      <text:p text:style-name="P10"><text:tab/>double answerpercentage = leaveOneOutEvaluation(K, testfeatures);</text:p>
      <text:p text:style-name="P10"><text:tab/></text:p>
      <text:p text:style-name="P10"><text:tab/>bool done = false;</text:p>
      <text:p text:style-name="P10"><text:tab/></text:p>
      <text:p text:style-name="P10"><text:tab/>cout &lt;&lt; "Beginning Search." &lt;&lt; endl;</text:p>
      <text:p text:style-name="P10"><text:tab/></text:p>
      <text:p text:style-name="P10"><text:tab/>cout &lt;&lt; "\tUsing ALL feature(s) {";</text:p>
      <text:p text:style-name="P10"><text:tab/>displaySet(testfeatures);</text:p>
      <text:p text:style-name="P10"><text:tab/>cout &lt;&lt; "} accuracy is " &lt;&lt; answerpercentage * 100.0 &lt;&lt; "%" &lt;&lt; endl;</text:p>
      <text:p text:style-name="P10"><text:tab/></text:p>
      <text:p text:style-name="P10"><text:tab/>while (testfeatures.size() != 1 &amp;&amp; !done)</text:p>
      <text:p text:style-name="P10"><text:tab/>{</text:p>
      <text:p text:style-name="P10"><text:tab/><text:tab/>bestpercentage = 0;</text:p>
      <text:p text:style-name="P10"><text:tab/><text:tab/>bestfeatureIndex = 0;</text:p>
      <text:p text:style-name="P10"><text:tab/><text:tab/>currpercentage = 0;</text:p>
      <text:p text:style-name="P10"><text:tab/><text:tab/></text:p>
      <text:p text:style-name="P10"><text:tab/><text:tab/>//check next best feature to add in</text:p>
      <text:p text:style-name="P10"><text:tab/><text:tab/>for (unsigned int i = 0; i &lt; testfeatures.size(); ++i)</text:p>
      <text:p text:style-name="P10"><text:tab/><text:tab/>{</text:p>
      <text:p text:style-name="P10"><text:tab/><text:tab/><text:tab/>//cout &lt;&lt; "Removing Element: " &lt;&lt; testfeatures[i] &lt;&lt; endl;</text:p>
      <text:p text:style-name="P10"><text:tab/><text:tab/><text:tab/>//erase the ith element, then test that</text:p>
      <text:p text:style-name="P10"><text:tab/><text:tab/><text:tab/>double saveValue = testfeatures[i];</text:p>
      <text:p text:style-name="P10"><text:tab/><text:tab/><text:tab/>testfeatures.erase(testfeatures.begin() + i);</text:p>
      <text:p text:style-name="P10"><text:tab/><text:tab/><text:tab/></text:p>
      <text:p text:style-name="P10"><text:tab/><text:tab/><text:tab/>cout &lt;&lt; "\tUsing feature(s) {";</text:p>
      <text:p text:style-name="P10"><text:tab/><text:tab/><text:tab/>displaySet(testfeatures);</text:p>
      <text:p text:style-name="P10"><text:tab/><text:tab/><text:tab/>cout &lt;&lt; "} accuracy is ";</text:p>
      <text:p text:style-name="P10"><text:tab/><text:tab/><text:tab/></text:p>
      <text:p text:style-name="P10"><text:tab/><text:tab/><text:tab/>currpercentage = leaveOneOutEvaluation(K, testfeatures);</text:p>
      <text:p text:style-name="P10"><text:tab/><text:tab/><text:tab/>cout &lt;&lt; currpercentage * 100.0 &lt;&lt; "%" &lt;&lt; endl;</text:p>
      <text:p text:style-name="P10"><text:tab/><text:tab/><text:tab/>if (currpercentage &gt; bestpercentage)</text:p>
      <text:p text:style-name="P10"><text:tab/><text:tab/><text:tab/>{</text:p>
      <text:p text:style-name="P10"><text:tab/><text:tab/><text:tab/><text:tab/>bestpercentage = currpercentage;</text:p>
      <text:p text:style-name="P10"><text:tab/><text:tab/><text:tab/><text:tab/>bestfeatureIndex = i;</text:p>
      <text:p text:style-name="P10"><text:tab/><text:tab/><text:tab/><text:tab/>bestfeatures = testfeatures;</text:p>
      <text:p text:style-name="P10"><text:tab/><text:tab/><text:tab/>}</text:p>
      <text:p text:style-name="P10"><text:tab/><text:tab/><text:tab/></text:p>
      <text:p text:style-name="P10"><text:tab/><text:tab/><text:tab/>//add the element back on, then sort again</text:p>
      <text:p text:style-name="P10"><text:soft-page-break/><text:tab/><text:tab/><text:tab/>//cout &lt;&lt; "Adding Element" &lt;&lt; saveValue &lt;&lt; endl;</text:p>
      <text:p text:style-name="P10"><text:tab/><text:tab/><text:tab/>testfeatures.push_back(saveValue);</text:p>
      <text:p text:style-name="P10"><text:tab/><text:tab/><text:tab/>sort(testfeatures.begin(), testfeatures.end());</text:p>
      <text:p text:style-name="P10"><text:tab/><text:tab/><text:tab/>//cout &lt;&lt; "sdf" &lt;&lt; endl;</text:p>
      <text:p text:style-name="P10"><text:tab/><text:tab/>}</text:p>
      <text:p text:style-name="P10"><text:tab/><text:tab/></text:p>
      <text:p text:style-name="P10"><text:tab/><text:tab/>cout &lt;&lt; endl;</text:p>
      <text:p text:style-name="P10"><text:tab/><text:tab/>//cout &lt;&lt; "best fe in: " &lt;&lt; bestfeatureIndex &lt;&lt; endl;</text:p>
      <text:p text:style-name="P10"><text:tab/><text:tab/>//remove the element that will increase accuracy the most</text:p>
      <text:p text:style-name="P10"><text:tab/><text:tab/>testfeatures.erase(testfeatures.begin() + bestfeatureIndex);</text:p>
      <text:p text:style-name="P10"><text:tab/><text:tab/>if (bestpercentage &gt; answerpercentage)</text:p>
      <text:p text:style-name="P10"><text:tab/><text:tab/>{</text:p>
      <text:p text:style-name="P10"><text:tab/><text:tab/><text:tab/>answer = bestfeatures;</text:p>
      <text:p text:style-name="P10"><text:tab/><text:tab/><text:tab/>answerpercentage = bestpercentage;</text:p>
      <text:p text:style-name="P10"><text:tab/><text:tab/>}</text:p>
      <text:p text:style-name="P10"><text:tab/><text:tab/>else</text:p>
      <text:p text:style-name="P10"><text:tab/><text:tab/>{</text:p>
      <text:p text:style-name="P10"><text:tab/><text:tab/><text:tab/>cout &lt;&lt; "(Warning, Accuracy has decreased! Continuing search in case of local maxima)" &lt;&lt; endl;</text:p>
      <text:p text:style-name="P10"><text:tab/><text:tab/><text:tab/>//done = false;</text:p>
      <text:p text:style-name="P10"><text:tab/><text:tab/>}</text:p>
      <text:p text:style-name="P10"><text:tab/><text:tab/>cout &lt;&lt; "Feature set {";</text:p>
      <text:p text:style-name="P10"><text:tab/><text:tab/>displaySet(bestfeatures);</text:p>
      <text:p text:style-name="P10"><text:tab/><text:tab/>cout &lt;&lt; "} was best, accuracy is " &lt;&lt; bestpercentage * 100.0 &lt;&lt; "%" &lt;&lt; endl &lt;&lt; endl;</text:p>
      <text:p text:style-name="P10"><text:tab/>}</text:p>
      <text:p text:style-name="P10"><text:tab/>cout &lt;&lt; "Finished search!! The best feature subset is {";</text:p>
      <text:p text:style-name="P10"><text:tab/>displaySet(answer);</text:p>
      <text:p text:style-name="P10"><text:tab/>cout &lt;&lt; "}, which has an accuracy of " &lt;&lt; answerpercentage * 100.0 &lt;&lt; "%" &lt;&lt; endl;</text:p>
      <text:p text:style-name="P10">}</text:p>
      <text:p text:style-name="P10"/>
      <text:p text:style-name="P10">int main(int argc, char *argv[])</text:p>
      <text:p text:style-name="P10">{</text:p>
      <text:p text:style-name="P10"><text:tab/>srand(time(NULL));</text:p>
      <text:p text:style-name="P10"><text:tab/></text:p>
      <text:p text:style-name="P10"><text:tab/>string filename;</text:p>
      <text:p text:style-name="P10"><text:tab/>int algorithm;</text:p>
      <text:p text:style-name="P10"><text:tab/></text:p>
      <text:p text:style-name="P10"><text:tab/>//if there is any command arg, automiatically run tests</text:p>
      <text:p text:style-name="P10"><text:tab/>if (argc != 1)</text:p>
      <text:p text:style-name="P10"><text:tab/>{</text:p>
      <text:p text:style-name="P10"><text:tab/><text:tab/>filename = "cs_170_small15.txt";</text:p>
      <text:p text:style-name="P10"><text:tab/><text:tab/></text:p>
      <text:p text:style-name="P10"><text:tab/><text:tab/>cout &lt;&lt; *argv[1] &lt;&lt; endl;</text:p>
      <text:p text:style-name="P10"><text:tab/><text:tab/>//choose algorithm</text:p>
      <text:p text:style-name="P10"><text:tab/><text:tab/>if(*argv[1] == '1') algorithm = 0;</text:p>
      <text:p text:style-name="P10"><text:tab/><text:tab/>else if (*argv[1] == '2') algorithm = 1;</text:p>
      <text:p text:style-name="P10"><text:tab/><text:tab/>else algorithm = 2;</text:p>
      <text:p text:style-name="P10"><text:tab/><text:tab/></text:p>
      <text:p text:style-name="P10"><text:tab/><text:tab/>numbFeatures = initNumbFeatures(filename);</text:p>
      <text:p text:style-name="P10"><text:tab/><text:tab/>initFeatures();</text:p>
      <text:p text:style-name="P10"><text:tab/><text:tab/>//cout &lt;&lt; "nf: " &lt;&lt; numbFeatures &lt;&lt; endl;</text:p>
      <text:p text:style-name="P10"><text:tab/><text:tab/>readFile(filename);</text:p>
      <text:p text:style-name="P10"><text:tab/>}</text:p>
      <text:p text:style-name="P10"><text:tab/>else</text:p>
      <text:p text:style-name="P10"><text:tab/>{</text:p>
      <text:p text:style-name="P10"><text:tab/><text:tab/>//Read in a file, initalize data</text:p>
      <text:p text:style-name="P10"><text:tab/><text:tab/>cout &lt;&lt; "Welcome to Rica Feng's Feature Selection Algorithm." &lt;&lt; endl;</text:p>
      <text:p text:style-name="P10"><text:tab/><text:tab/>cout &lt;&lt; "Type in the name of the file to test: ";</text:p>
      <text:p text:style-name="P10"><text:tab/><text:tab/>cin &gt;&gt; filename;</text:p>
      <text:p text:style-name="P10"><text:tab/><text:tab/>numbFeatures = initNumbFeatures(filename);</text:p>
      <text:p text:style-name="P10"><text:tab/><text:tab/>initFeatures();</text:p>
      <text:p text:style-name="P10"><text:tab/><text:tab/>readFile(filename);</text:p>
      <text:p text:style-name="P10"><text:tab/><text:tab/></text:p>
      <text:p text:style-name="P10"><text:tab/><text:tab/>//which algorith to use?</text:p>
      <text:p text:style-name="P10"><text:tab/><text:tab/>cout &lt;&lt; "Which algorithm to run? Enter a number." &lt;&lt; endl;</text:p>
      <text:p text:style-name="P10"><text:tab/><text:tab/>cout &lt;&lt; "0: Forward Selection" &lt;&lt; endl;</text:p>
      <text:p text:style-name="P10"><text:tab/><text:tab/>cout &lt;&lt; "1: Backward Elimination" &lt;&lt; endl;</text:p>
      <text:p text:style-name="P10"><text:tab/><text:tab/>cout &lt;&lt; "2: Ricarithm" &lt;&lt; endl; </text:p>
      <text:p text:style-name="P10"><text:tab/><text:tab/>cin &gt;&gt; algorithm;</text:p>
      <text:p text:style-name="P10"><text:tab/><text:tab/>if (algorithm &lt; 0 || algorithm &gt; 2)</text:p>
      <text:p text:style-name="P10"><text:tab/><text:tab/>{</text:p>
      <text:p text:style-name="P10"><text:tab/><text:tab/><text:tab/>cout &lt;&lt; "Not a valid algorithm." &lt;&lt; endl;</text:p>
      <text:p text:style-name="P10"><text:tab/><text:tab/><text:tab/>exit(1);</text:p>
      <text:p text:style-name="P10"><text:tab/><text:tab/>}</text:p>
      <text:p text:style-name="P10"><text:soft-page-break/><text:tab/>}</text:p>
      <text:p text:style-name="P10"><text:tab/></text:p>
      <text:p text:style-name="P10"><text:tab/>cout &lt;&lt; "This data set has " &lt;&lt; numbFeatures &lt;&lt; " features (not including the class attribute), with " &lt;&lt; numbInstances &lt;&lt; " instances. " &lt;&lt; endl &lt;&lt; endl;</text:p>
      <text:p text:style-name="P10"><text:tab/>cout &lt;&lt; "Please wait while I normalize the data...";</text:p>
      <text:p text:style-name="P10"><text:tab/>normalizeData();</text:p>
      <text:p text:style-name="P10"><text:tab/>cout &lt;&lt; "Done!" &lt;&lt; endl &lt;&lt; endl;</text:p>
      <text:p text:style-name="P10"><text:tab/></text:p>
      <text:p text:style-name="P10"><text:tab/>//choose specified algorithm, or run all algorithms</text:p>
      <text:p text:style-name="P10"><text:tab/>switch (algorithm)</text:p>
      <text:p text:style-name="P10"><text:tab/>{</text:p>
      <text:p text:style-name="P10"><text:tab/><text:tab/>case ForwardSelection:</text:p>
      <text:p text:style-name="P10"><text:tab/><text:tab/><text:tab/>forwardSelection(false);</text:p>
      <text:p text:style-name="P10"><text:tab/><text:tab/><text:tab/>break;</text:p>
      <text:p text:style-name="P10"><text:tab/><text:tab/>case BackwardElimination:</text:p>
      <text:p text:style-name="P10"><text:tab/><text:tab/><text:tab/>backwardElimination();</text:p>
      <text:p text:style-name="P10"><text:tab/><text:tab/><text:tab/>break;</text:p>
      <text:p text:style-name="P10"><text:tab/><text:tab/>case Ricarithm:</text:p>
      <text:p text:style-name="P10"><text:tab/><text:tab/><text:tab/>forwardSelection(true);</text:p>
      <text:p text:style-name="P10"><text:tab/><text:tab/><text:tab/>break;</text:p>
      <text:p text:style-name="P10"><text:tab/>}</text:p>
      <text:p text:style-name="P1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Trace:</text:p>
      <text:p text:style-name="P5"/>
      <text:p text:style-name="P6">3 </text:p>
      <text:p text:style-name="P6">This data set has 10 features (not including the class attribute), with 100 instances. </text:p>
      <text:p text:style-name="P6"/>
      <text:p text:style-name="P6">Please wait while I normalize the data...Done! </text:p>
      <text:p text:style-name="P6"/>
      <text:p text:style-name="P6">Beginning Search. </text:p>
      <text:p text:style-name="P6"><text:tab/>Using feature(s) {1} accuracy is 69% </text:p>
      <text:p text:style-name="P6"><text:tab/>Using feature(s) {2} accuracy is 81% </text:p>
      <text:p text:style-name="P6"><text:tab/>Using feature(s) {3} accuracy is 74% </text:p>
      <text:p text:style-name="P6"><text:tab/>Using feature(s) {4} accuracy is 73% </text:p>
      <text:p text:style-name="P6"><text:tab/>Using feature(s) {5} accuracy is 90% </text:p>
      <text:p text:style-name="P6"><text:tab/>Using feature(s) {6} accuracy is 78% </text:p>
      <text:p text:style-name="P6"><text:tab/>Using feature(s) {7} accuracy is 70% </text:p>
      <text:p text:style-name="P6"><text:tab/>Using feature(s) {8} accuracy is 77% </text:p>
      <text:p text:style-name="P6"><text:tab/>Using feature(s) {9} accuracy is 76% </text:p>
      <text:p text:style-name="P6"><text:tab/>Using feature(s) {10} accuracy is 78% </text:p>
      <text:p text:style-name="P6"/>
      <text:p text:style-name="P6">Feature set {5} was best, accuracy is 90% </text:p>
      <text:p text:style-name="P6">Banning feature(s): {1} on the next search. </text:p>
      <text:p text:style-name="P6"/>
      <text:p text:style-name="P6"><text:tab/>Using feature(s) {5, 2} accuracy is 85% </text:p>
      <text:p text:style-name="P6"><text:tab/>Using feature(s) {5, 3} accuracy is 77% </text:p>
      <text:p text:style-name="P6"><text:tab/>Using feature(s) {5, 4} accuracy is 81% </text:p>
      <text:p text:style-name="P6"><text:tab/>Using feature(s) {5, 6} accuracy is 87% </text:p>
      <text:p text:style-name="P6"><text:tab/>Using feature(s) {5, 7} accuracy is 80% </text:p>
      <text:p text:style-name="P6"><text:tab/>Using feature(s) {5, 8} accuracy is 79% </text:p>
      <text:p text:style-name="P6"><text:tab/>Using feature(s) {5, 9} accuracy is 82% </text:p>
      <text:p text:style-name="P6"><text:tab/>Using feature(s) {5, 10} accuracy is 87% </text:p>
      <text:p text:style-name="P6"/>
      <text:p text:style-name="P6">(Warning, Accuracy has decreased! Continuing search in case of local maxima) </text:p>
      <text:p text:style-name="P6">Feature set {5, 6} was best, accuracy is 87% </text:p>
      <text:p text:style-name="P6">Banning feature(s): {1, 3} on the next search. </text:p>
      <text:p text:style-name="P6"/>
      <text:p text:style-name="P9">…</text:p>
      <text:p text:style-name="P6"/>
      <text:p text:style-name="P6"><text:tab/>Using feature(s) {5, 6, 2, 4} accuracy is 88% </text:p>
      <text:p text:style-name="P6"><text:tab/>Using feature(s) {5, 6, 2, 7} accuracy is 86% </text:p>
      <text:p text:style-name="P6"><text:tab/>Using feature(s) {5, 6, 2, 9} accuracy is 85% </text:p>
      <text:p text:style-name="P6"><text:tab/>Using feature(s) {5, 6, 2, 10} accuracy is 85% </text:p>
      <text:p text:style-name="P6"/>
      <text:p text:style-name="P6">(Warning, Accuracy has decreased! Continuing search in case of local maxima) </text:p>
      <text:p text:style-name="P6">Feature set {5, 6, 2, 4} was best, accuracy is 88% </text:p>
      <text:p text:style-name="P6">Banning feature(s): {1, 3, 8, 9} on the next search. </text:p>
      <text:p text:style-name="P6"/>
      <text:p text:style-name="P6">Finished search!! The best feature subset is {5, 6, 2}, which has an accuracy of 92%</text:p>
      <text:p text:style-name="P6"/>
      <text:p text:style-name="P2"><text:soft-page-break/>…</text:p>
      <text:p text:style-name="P2"/>
      <text:p text:style-name="P8">Notes:</text:p>
      <text:list xml:id="list7885216224157734397" text:style-name="L2">
        <text:list-item>
          <text:p text:style-name="P23">Using Forward Selection <text:span text:style-name="T14">on dataset "cs_170_small15.txt"</text:span></text:p>
        </text:list-item>
        <text:list-item>
          <text:p text:style-name="P20">Using 10-Fold Cross Validation. <text:span text:style-name="T5">(Can be changed)</text:span></text:p>
        </text:list-item>
        <text:list-item>
          <text:p text:style-name="P19">Using 3<text:span text:style-name="T3">rd</text:span> Nearest Neighbor <text:span text:style-name="T5">(Can be changed)</text:span></text:p>
        </text:list-item>
        <text:list-item>
          <text:p text:style-name="P22">Algorithm does not halt upon choosing a subset with a lower overall percentage. (Can be changed)</text:p>
        </text:list-item>
        <text:list-item>
          <text:p text:style-name="P18">Data Points are randomized upon every search, so <text:span text:style-name="T6">the </text:span>best feature subset and accuracy <text:span text:style-name="T6">are</text:span> not always identical every ru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
      <text:p text:style-name="P2"/>
      <text:p text:style-name="P2"/>
      <text:p text:style-name="P2"><text:soft-page-break/></text:p>
      <text:p text:style-name="P2"/>
      <text:p text:style-name="P2">Report:</text:p>
      <text:p text:style-name="P1"/>
      <text:p text:style-name="P15"><text:tab/><text:span text:style-name="T7">This assignment focused on three different kinds of searches used to classify objects. These search algorithms are used in order to find the best combination of features to use, in order to categorize objects. For every iteration of each search algorithm, we choose a specific subset of features to check for, in order to see if it returns the highest accuracy for classifying objects. For convenience, we will call the total number of features for a given dataset: N. The algorithms are:</text:span></text:p>
      <text:p text:style-name="P24">1. Forward Selection</text:p>
      <text:p text:style-name="P14"><text:tab/><text:span text:style-name="T8">Forward Selection starts with a set of 0 features, then checks the accuracy of the set {1}, {2}, {3}... all the way to the total number of features. After checking all features, the feature which returns the highest accuracy is permanently added to the list of total features. With this new list of features, the process repeats itself until we approuch N. Returns the subset with the highest accuracy.</text:span></text:p>
      <text:p text:style-name="P24">2. Backward Elimination</text:p>
      <text:p text:style-name="P14"><text:tab/><text:span text:style-name="T9">Backward Elimination works backwards instead of forwards. The algorithm starts with N features in a set, and it removes whichever feature increases accuracy the most. The process continues until there are no more features in the set. Returns the subset with the highest accuracy.</text:span></text:p>
      <text:p text:style-name="P24">3. Ricarithm</text:p>
      <text:p text:style-name="P14"><text:tab/><text:span text:style-name="T10">Ricarithm works very similarly to Forward Selection in that we start with a subset of 0 features, and then we continue to add features which improve accuracy the most. However, in this algorithm, every iteration we also ban the feature which decreases accuracy the most. Thus, every iteration we add a feature and then ban another feature. This banned feature will not be added to any subsequent subsets. Once roughly N / 2 features are searched (since we are adding a feature and removing a feature), the algorithm returns the subset with the highest accuracy.</text:span></text:p>
      <text:p text:style-name="P4"/>
      <text:p text:style-name="P3"><text:soft-page-break/></text:p>
      <text:p text:style-name="P3">Speed <text:span text:style-name="T13">Improvement:</text:span></text:p>
      <text:p text:style-name="P13"><text:tab/>Ricarithm <text:span text:style-name="T11">is significantly faster than both Forward Selection and Backward Elimination. As a trade off, Ricarithm may be less accurate, although this case is quite rare.<text:line-break/><text:tab/>The speed improvement can be proved by simply looking at the max number of features searched in all algorithms. For Forward Selection and Backward Selection, since we are checking the addition or removal of a feature every iteration, we eventually check all possible features for these algorithms, so we search from 1 to N.</text:span></text:p>
      <text:p text:style-name="P13"><text:tab/><text:span text:style-name="T12">For Ricarithm, every iteration we add the best feature and remove the worst feature. Since we <text:s/>remove two features for every iteration instead of one feature, Ricarithm traverses through the algorithm at least twice as quickly as the other listed algorithms, so we search from 1 to N / 2.</text:span></text:p>
      <text:p text:style-name="P26"><text:span text:style-name="T28"><text:tab/>There may be rare cases where we may ban a feature that is essential to finding the best subset of features. This could happen if a banned feature that has a low accuracy for this subset of features has a high accuracy for another subset of features. Thus, the accuracy of Ricarithm is diminished.</text:span></text:p>
      <text:p text:style-name="P26"/>
      <text:p text:style-name="P25"/>
      <text:p text:style-name="P25"/>
      <text:p text:style-name="P25"/>
      <text:p text:style-name="P25"/>
      <text:p text:style-name="P25"/>
      <text:p text:style-name="P25"/>
      <text:p text:style-name="P25"/>
      <text:p text:style-name="P25"/>
      <text:p text:style-name="P25"/>
      <text:p text:style-name="P25"><text:soft-page-break/><text:span text:style-name="T15">Algorithm Comparisons:</text:span></text:p>
      <text:p text:style-name="P30"><text:span text:style-name="T15"><text:tab/></text:span><text:span text:style-name="T16">All three algorithms will now be compared and contrasted in terms of total number of iterations and average accuracy. </text:span><text:span text:style-name="T17">Each </text:span><text:span text:style-name="T20">of the 3</text:span><text:span text:style-name="T17"> algorithm</text:span><text:span text:style-name="T20">s</text:span><text:span text:style-name="T17"> will be run </text:span><text:span text:style-name="T27">1 – 5 times </text:span><text:span text:style-name="T17">on 2 different data sets.</text:span></text:p>
      <text:p text:style-name="P30"><text:span text:style-name="T26">The columns display the final subset; or the best combination of features, the highest overall accuracy, and the total number of times the K-Fold Evaluation is called.</text:span></text:p>
      <text:p text:style-name="P30"><text:span text:style-name="T26"><text:tab/>For all test runs, 10-Fold Evaluation is used, while using 3</text:span><text:span text:style-name="T4">rd</text:span><text:span text:style-name="T26"> nearest neighbor.</text:span><text:span text:style-name="T17"><text:line-break/></text:span><text:span text:style-name="T18">cs_170_small15.tx</text:span><text:span text:style-name="T19">t – </text:span><text:span text:style-name="T21">Forward Selection</text:span></text:p>
      <table:table table:name="small15" table:style-name="small15">
        <table:table-column table:style-name="small15.A" table:number-columns-repeated="2"/>
        <table:table-column table:style-name="small15.C"/>
        <table:table-row>
          <table:table-cell table:style-name="small15.A1" office:value-type="string">
            <text:p text:style-name="P31">Final Subset</text:p>
          </table:table-cell>
          <table:table-cell table:style-name="small15.A1" office:value-type="string">
            <text:p text:style-name="P31">Final Accuracy</text:p>
          </table:table-cell>
          <table:table-cell table:style-name="small15.C1" office:value-type="string">
            <text:p text:style-name="P31">Number of Iterations</text:p>
          </table:table-cell>
        </table:table-row>
        <table:table-row>
          <table:table-cell table:style-name="small15.A2" office:value-type="string">
            <text:p text:style-name="P35">5 6 2</text:p>
          </table:table-cell>
          <table:table-cell table:style-name="small15.A2" office:value-type="string">
            <text:p text:style-name="P35">92%</text:p>
          </table:table-cell>
          <table:table-cell table:style-name="small15.C2" office:value-type="string">
            <text:p text:style-name="P35">55</text:p>
          </table:table-cell>
        </table:table-row>
        <table:table-row>
          <table:table-cell table:style-name="small15.A2" office:value-type="string">
            <text:p text:style-name="P35">5</text:p>
          </table:table-cell>
          <table:table-cell table:style-name="small15.A2" office:value-type="string">
            <text:p text:style-name="P35">88%</text:p>
          </table:table-cell>
          <table:table-cell table:style-name="small15.C2" office:value-type="string">
            <text:p text:style-name="P35">55</text:p>
          </table:table-cell>
        </table:table-row>
        <table:table-row>
          <table:table-cell table:style-name="small15.A2" office:value-type="string">
            <text:p text:style-name="P35">5 2 6 </text:p>
          </table:table-cell>
          <table:table-cell table:style-name="small15.A2" office:value-type="string">
            <text:p text:style-name="P35">92%</text:p>
          </table:table-cell>
          <table:table-cell table:style-name="small15.C2" office:value-type="string">
            <text:p text:style-name="P35">55</text:p>
          </table:table-cell>
        </table:table-row>
        <table:table-row>
          <table:table-cell table:style-name="small15.A2" office:value-type="string">
            <text:p text:style-name="P35">5 6 7 </text:p>
          </table:table-cell>
          <table:table-cell table:style-name="small15.A2" office:value-type="string">
            <text:p text:style-name="P35">92%</text:p>
          </table:table-cell>
          <table:table-cell table:style-name="small15.C2" office:value-type="string">
            <text:p text:style-name="P35">55</text:p>
          </table:table-cell>
        </table:table-row>
        <table:table-row>
          <table:table-cell table:style-name="small15.A2" office:value-type="string">
            <text:p text:style-name="P35">5 6 2</text:p>
          </table:table-cell>
          <table:table-cell table:style-name="small15.A2" office:value-type="string">
            <text:p text:style-name="P35">91%</text:p>
          </table:table-cell>
          <table:table-cell table:style-name="small15.C2" office:value-type="string">
            <text:p text:style-name="P35">55</text:p>
          </table:table-cell>
        </table:table-row>
      </table:table>
      <text:p text:style-name="P27"><text:span text:style-name="T19"><text:line-break/></text:span><text:span text:style-name="T18">cs_170_small15.tx</text:span><text:span text:style-name="T19">t – </text:span><text:span text:style-name="T23">Backward Elimination</text:span></text:p>
      <table:table table:name="Table1" table:style-name="Table1">
        <table:table-column table:style-name="Table1.A" table:number-columns-repeated="2"/>
        <table:table-column table:style-name="Table1.C"/>
        <table:table-row>
          <table:table-cell table:style-name="Table1.A1" office:value-type="string">
            <text:p text:style-name="P32">Final Subset</text:p>
          </table:table-cell>
          <table:table-cell table:style-name="Table1.A1" office:value-type="string">
            <text:p text:style-name="P32">Final Accuracy</text:p>
          </table:table-cell>
          <table:table-cell table:style-name="Table1.C1" office:value-type="string">
            <text:p text:style-name="P32">Number of Iterations</text:p>
          </table:table-cell>
        </table:table-row>
        <table:table-row>
          <table:table-cell table:style-name="Table1.A2" office:value-type="string">
            <text:p text:style-name="P39">2 5 6</text:p>
          </table:table-cell>
          <table:table-cell table:style-name="Table1.A2" office:value-type="string">
            <text:p text:style-name="P36">9<text:span text:style-name="T29">1</text:span>%</text:p>
          </table:table-cell>
          <table:table-cell table:style-name="Table1.C2" office:value-type="string">
            <text:p text:style-name="P36">55</text:p>
          </table:table-cell>
        </table:table-row>
        <table:table-row>
          <table:table-cell table:style-name="Table1.A2" office:value-type="string">
            <text:p text:style-name="P36">5</text:p>
          </table:table-cell>
          <table:table-cell table:style-name="Table1.A2" office:value-type="string">
            <text:p text:style-name="P36">8<text:span text:style-name="T29">9</text:span>%</text:p>
          </table:table-cell>
          <table:table-cell table:style-name="Table1.C2" office:value-type="string">
            <text:p text:style-name="P36">55</text:p>
          </table:table-cell>
        </table:table-row>
        <table:table-row>
          <table:table-cell table:style-name="Table1.A2" office:value-type="string">
            <text:p text:style-name="P40">1 5 6 9</text:p>
          </table:table-cell>
          <table:table-cell table:style-name="Table1.A2" office:value-type="string">
            <text:p text:style-name="P40">89%</text:p>
          </table:table-cell>
          <table:table-cell table:style-name="Table1.C2" office:value-type="string">
            <text:p text:style-name="P36">55</text:p>
          </table:table-cell>
        </table:table-row>
        <table:table-row>
          <table:table-cell table:style-name="Table1.A2" office:value-type="string">
            <text:p text:style-name="P40">5</text:p>
          </table:table-cell>
          <table:table-cell table:style-name="Table1.A2" office:value-type="string">
            <text:p text:style-name="P36">9<text:span text:style-name="T30">3</text:span>%</text:p>
          </table:table-cell>
          <table:table-cell table:style-name="Table1.C2" office:value-type="string">
            <text:p text:style-name="P36">55</text:p>
          </table:table-cell>
        </table:table-row>
        <table:table-row>
          <table:table-cell table:style-name="Table1.A2" office:value-type="string">
            <text:p text:style-name="P43">1 5 6 10</text:p>
          </table:table-cell>
          <table:table-cell table:style-name="Table1.A2" office:value-type="string">
            <text:p text:style-name="P36">91%</text:p>
          </table:table-cell>
          <table:table-cell table:style-name="Table1.C2" office:value-type="string">
            <text:p text:style-name="P36">55</text:p>
          </table:table-cell>
        </table:table-row>
      </table:table>
      <text:p text:style-name="P28"><text:span text:style-name="T19"><text:line-break/></text:span><text:span text:style-name="T18">cs_170_small15.tx</text:span><text:span text:style-name="T19">t – </text:span><text:span text:style-name="T24">Ricarithm</text:span></text:p>
      <table:table table:name="Table2" table:style-name="Table2">
        <table:table-column table:style-name="Table2.A" table:number-columns-repeated="2"/>
        <table:table-column table:style-name="Table2.C"/>
        <table:table-row>
          <table:table-cell table:style-name="Table2.A1" office:value-type="string">
            <text:p text:style-name="P33">Final Subset</text:p>
          </table:table-cell>
          <table:table-cell table:style-name="Table2.A1" office:value-type="string">
            <text:p text:style-name="P33">Final Accuracy</text:p>
          </table:table-cell>
          <table:table-cell table:style-name="Table2.C1" office:value-type="string">
            <text:p text:style-name="P33">Number of Iterations</text:p>
          </table:table-cell>
        </table:table-row>
        <table:table-row>
          <table:table-cell table:style-name="Table2.A2" office:value-type="string">
            <text:p text:style-name="P45">5 6 2</text:p>
          </table:table-cell>
          <table:table-cell table:style-name="Table2.A2" office:value-type="string">
            <text:p text:style-name="P37">9<text:span text:style-name="T31">0</text:span>%</text:p>
          </table:table-cell>
          <table:table-cell table:style-name="Table2.C2" office:value-type="string">
            <text:p text:style-name="P45">28</text:p>
          </table:table-cell>
        </table:table-row>
        <table:table-row>
          <table:table-cell table:style-name="Table2.A2" office:value-type="string">
            <text:p text:style-name="P47">5 6 2</text:p>
          </table:table-cell>
          <table:table-cell table:style-name="Table2.A2" office:value-type="string">
            <text:p text:style-name="P37"><text:span text:style-name="T32">93</text:span>%</text:p>
          </table:table-cell>
          <table:table-cell table:style-name="Table2.C2" office:value-type="string">
            <text:p text:style-name="P45">28</text:p>
          </table:table-cell>
        </table:table-row>
        <table:table-row>
          <table:table-cell table:style-name="Table2.A2" office:value-type="string">
            <text:p text:style-name="P49">5</text:p>
          </table:table-cell>
          <table:table-cell table:style-name="Table2.A2" office:value-type="string">
            <text:p text:style-name="P41"><text:span text:style-name="T33">90</text:span>%</text:p>
          </table:table-cell>
          <table:table-cell table:style-name="Table2.C2" office:value-type="string">
            <text:p text:style-name="P45">28</text:p>
          </table:table-cell>
        </table:table-row>
        <table:table-row>
          <table:table-cell table:style-name="Table2.A2" office:value-type="string">
            <text:p text:style-name="P41">5</text:p>
          </table:table-cell>
          <table:table-cell table:style-name="Table2.A2" office:value-type="string">
            <text:p text:style-name="P37">9<text:span text:style-name="T34">1</text:span>%</text:p>
          </table:table-cell>
          <table:table-cell table:style-name="Table2.C2" office:value-type="string">
            <text:p text:style-name="P45">28</text:p>
          </table:table-cell>
        </table:table-row>
        <table:table-row>
          <table:table-cell table:style-name="Table2.A2" office:value-type="string">
            <text:p text:style-name="P51">5 6 2</text:p>
          </table:table-cell>
          <table:table-cell table:style-name="Table2.A2" office:value-type="string">
            <text:p text:style-name="P37">91%</text:p>
          </table:table-cell>
          <table:table-cell table:style-name="Table2.C2" office:value-type="string">
            <text:p text:style-name="P45">28</text:p>
          </table:table-cell>
        </table:table-row>
      </table:table>
      <text:p text:style-name="P29"><text:span text:style-name="T18"><text:line-break/></text:span><text:soft-page-break/></text:p>
      <text:p text:style-name="P29"/>
      <text:p text:style-name="P29"/>
      <text:p text:style-name="P29"><text:span text:style-name="T18">cs_170_</text:span><text:span text:style-name="T25">large</text:span><text:span text:style-name="T18">15.tx</text:span><text:span text:style-name="T19">t – </text:span><text:span text:style-name="T21">Forward Selection</text:span></text:p>
      <table:table table:name="Table3" table:style-name="Table3">
        <table:table-column table:style-name="Table3.A" table:number-columns-repeated="2"/>
        <table:table-column table:style-name="Table3.C"/>
        <table:table-row>
          <table:table-cell table:style-name="Table3.A1" office:value-type="string">
            <text:p text:style-name="P34">Final Subset</text:p>
          </table:table-cell>
          <table:table-cell table:style-name="Table3.A1" office:value-type="string">
            <text:p text:style-name="P34">Final Accuracy</text:p>
          </table:table-cell>
          <table:table-cell table:style-name="Table3.C1" office:value-type="string">
            <text:p text:style-name="P34">Number of Iterations</text:p>
          </table:table-cell>
        </table:table-row>
        <table:table-row>
          <table:table-cell table:style-name="Table3.A2" office:value-type="string">
            <text:p text:style-name="P54">10 40</text:p>
          </table:table-cell>
          <table:table-cell table:style-name="Table3.A2" office:value-type="string">
            <text:p text:style-name="P38"><text:span text:style-name="T37">97.6</text:span>%</text:p>
          </table:table-cell>
          <table:table-cell table:style-name="Table3.C2" office:value-type="string">
            <text:p text:style-name="P54">820</text:p>
          </table:table-cell>
        </table:table-row>
      </table:table>
      <text:p text:style-name="P29"><text:span text:style-name="T19"><text:line-break/></text:span><text:span text:style-name="T18">cs_170_</text:span><text:span text:style-name="T25">large</text:span><text:span text:style-name="T18">15.tx</text:span><text:span text:style-name="T19">t – </text:span><text:span text:style-name="T23">Backward Elimination</text:span></text:p>
      <table:table table:name="Table4" table:style-name="Table4">
        <table:table-column table:style-name="Table4.A" table:number-columns-repeated="2"/>
        <table:table-column table:style-name="Table4.C"/>
        <table:table-row>
          <table:table-cell table:style-name="Table4.A1" office:value-type="string">
            <text:p text:style-name="P34">Final Subset</text:p>
          </table:table-cell>
          <table:table-cell table:style-name="Table4.A1" office:value-type="string">
            <text:p text:style-name="P34">Final Accuracy</text:p>
          </table:table-cell>
          <table:table-cell table:style-name="Table4.C1" office:value-type="string">
            <text:p text:style-name="P34">Number of Iterations</text:p>
          </table:table-cell>
        </table:table-row>
        <table:table-row>
          <table:table-cell table:style-name="Table4.A2" office:value-type="string">
            <text:p text:style-name="P55">3, 4, 6, 8, 10, 12, 14, 15, 17, 18, 20, 23, 28, 30, 31, 32, 33, 34, 35, 36, 38</text:p>
          </table:table-cell>
          <table:table-cell table:style-name="Table4.A2" office:value-type="string">
            <text:p text:style-name="P38"><text:span text:style-name="T38">83.1</text:span>%</text:p>
          </table:table-cell>
          <table:table-cell table:style-name="Table4.C2" office:value-type="string">
            <text:p text:style-name="P55">820</text:p>
          </table:table-cell>
        </table:table-row>
      </table:table>
      <text:p text:style-name="P29"><text:span text:style-name="T19"><text:line-break/></text:span><text:span text:style-name="T18">cs_170_</text:span><text:span text:style-name="T25">large</text:span><text:span text:style-name="T18">15.tx</text:span><text:span text:style-name="T19">t – </text:span><text:span text:style-name="T24">Ricarithm</text:span></text:p>
      <table:table table:name="Table5" table:style-name="Table5">
        <table:table-column table:style-name="Table5.A" table:number-columns-repeated="2"/>
        <table:table-column table:style-name="Table5.C"/>
        <table:table-row>
          <table:table-cell table:style-name="Table5.A1" office:value-type="string">
            <text:p text:style-name="P34">Final Subset</text:p>
          </table:table-cell>
          <table:table-cell table:style-name="Table5.A1" office:value-type="string">
            <text:p text:style-name="P34">Final Accuracy</text:p>
          </table:table-cell>
          <table:table-cell table:style-name="Table5.C1" office:value-type="string">
            <text:p text:style-name="P34">Number of Iterations</text:p>
          </table:table-cell>
        </table:table-row>
        <table:table-row>
          <table:table-cell table:style-name="Table5.A2" office:value-type="string">
            <text:p text:style-name="P53">10 40</text:p>
          </table:table-cell>
          <table:table-cell table:style-name="Table5.A2" office:value-type="string">
            <text:p text:style-name="P38">9<text:span text:style-name="T36">7.9</text:span>%</text:p>
          </table:table-cell>
          <table:table-cell table:style-name="Table5.C2" office:value-type="string">
            <text:p text:style-name="P56">418</text:p>
          </table:table-cell>
        </table:table-row>
      </table:table>
      <text:p text:style-name="P29"><text:span text:style-name="T1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list-level-style-bullet text:level="1" text:style-name="WW_5f_CharLFO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11:53:39.140671685</meta:creation-date>
    <dc:date>2015-12-09T20:21:47.054692740</dc:date>
    <meta:editing-duration>PT21H44M33S</meta:editing-duration>
    <meta:editing-cycles>102</meta:editing-cycles>
    <meta:generator>LibreOffice/4.2.8.2$Linux_X86_64 LibreOffice_project/420m0$Build-2</meta:generator>
    <meta:document-statistic meta:table-count="6" meta:image-count="0" meta:object-count="0" meta:page-count="16" meta:paragraph-count="731" meta:word-count="3259" meta:character-count="21036" meta:non-whitespace-character-count="17343"/>
  </office:meta>
</office:document-meta>
</file>